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23.09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10.8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PageStyle_5f_Diagrammes_20_de_20_Bo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" style:family="table-cell" style:parent-style-name="Default" style:data-style-name="N6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6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7" style:family="table-cell" style:parent-style-name="Default" style:data-style-name="N149">
      <style:table-cell-properties style:glyph-orientation-vertical="0" fo:border-bottom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61">
      <style:table-cell-properties style:text-align-source="fix" style:repeat-content="false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3" style:family="table-cell" style:parent-style-name="Default" style:data-style-name="N61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gr1" style:family="graphic">
      <style:graphic-properties draw:stroke="none" draw:fill="none" draw:visible-area-left="0mm" draw:visible-area-top="0mm" draw:visible-area-width="70.55mm" draw:visible-area-height="26.45mm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Times New Roman" fo:font-size="8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Symbol" fo:font-size="8pt" fo:font-weight="normal" style:text-underline-style="none" style:text-underline-color="font-color" style:text-line-through-type="none" fo:font-style="normal" style:text-outline="false" fo:text-shadow="none" style:text-position="-33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iagrammes de Bode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40" table:default-cell-style-name="Default"/>
        <table:table-row table:style-name="ro1">
          <table:table-cell>
            <draw:frame table:end-cell-address="'Diagrammes de Bode'.E6" table:end-x="8.42mm" table:end-y="5.37mm" draw:z-index="0" draw:style-name="gr1" draw:text-style-name="P1" svg:width="70.79mm" svg:height="28.35mm" svg:x="0mm" svg:y="0mm">
              <text:p draw:class-id="0002CE02-0000-0000-c000-000000000046"/>
              <draw:object-ole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 office:value-type="string" calcext:value-type="string" table:number-columns-spanned="3" table:number-rows-spanned="1">
            <text:p>Données</text:p>
          </table:table-cell>
          <table:covered-table-cell table:style-name="ce14"/>
          <table:covered-table-cell table:style-name="ce16"/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style-name="ce12" office:value-type="string" calcext:value-type="string">
            <text:p><text:span text:style-name="T2"></text:span></text:p>
          </table:table-cell>
          <table:table-cell table:style-name="ce15" table:formula="of:=1/([.K2]*[.M2])" office:value-type="float" office:value="1773.04964539007" calcext:value-type="float">
            <text:p>1773,05</text:p>
          </table:table-cell>
          <table:table-cell table:style-name="ce17" table:formula="of:=[.I2]/(2*ATAN2(-1;0))" office:value-type="float" office:value="282.189615411162" calcext:value-type="float">
            <text:p>2,82E+0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office:value-type="float" office:value="3900" calcext:value-type="float">
            <text:p>3900</text:p>
          </table:table-cell>
          <table:table-cell table:style-name="ce23" office:value-type="float" office:value="0.000000047" calcext:value-type="float">
            <text:p>4,70E-08</text:p>
          </table:table-cell>
          <table:table-cell table:style-name="ce23" office:value-type="float" office:value="0.0000000022" calcext:value-type="float">
            <text:p>2,20E-09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style-name="ce12" office:value-type="string" calcext:value-type="string">
            <text:p><text:span text:style-name="T2"></text:span></text:p>
          </table:table-cell>
          <table:table-cell table:style-name="ce15" table:formula="of:=1/([.L2]*[.N2])" office:value-type="float" office:value="116550.116550117" calcext:value-type="float">
            <text:p>116550,12</text:p>
          </table:table-cell>
          <table:table-cell table:style-name="ce17" table:formula="of:=[.I3]/(2*ATAN2(-1;0))" office:value-type="float" office:value="18549.5271668876" calcext:value-type="float">
            <text:p>1,85E+04</text:p>
          </table:table-cell>
          <table:table-cell table:style-name="ce20" table:formula="of:=0.5*(SQRT([.I3]/[.I2])+SQRT([.I2]/[.I3])+SQRT(([.K2]*[.N2])/([.L2]*[.M2])))" office:value-type="float" office:value="4.30525747958021" calcext:value-type="float">
            <text:p>4,31</text:p>
          </table:table-cell>
          <table:table-cell table:style-name="ce21" table:number-columns-repeated="3"/>
          <table:table-cell table:number-columns-repeated="242"/>
        </table:table-row>
        <table:table-row table:style-name="ro1">
          <table:table-cell table:number-columns-repeated="7"/>
          <table:table-cell table:style-name="ce11" office:value-type="string" calcext:value-type="string">
            <text:p>Freq_debut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,00E+01</text:p>
          </table:table-cell>
          <table:table-cell table:style-name="ce21" table:number-columns-repeated="4"/>
          <table:table-cell table:number-columns-repeated="242"/>
        </table:table-row>
        <table:table-row table:style-name="ro2">
          <table:table-cell table:number-columns-repeated="7"/>
          <table:table-cell table:style-name="ce11" office:value-type="string" calcext:value-type="string">
            <text:p>Freq_fin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8" office:value-type="float" office:value="1000000" calcext:value-type="float">
            <text:p>1000000</text:p>
          </table:table-cell>
          <table:table-cell table:style-name="ce21" table:number-columns-repeated="4"/>
          <table:table-cell table:number-columns-repeated="242"/>
        </table:table-row>
        <table:table-row table:style-name="ro3">
          <table:table-cell table:style-name="Default" table:number-columns-repeated="6"/>
          <table:table-cell/>
          <table:table-cell table:style-name="ce13" office:value-type="string" calcext:value-type="string">
            <text:p>Nombre de points</text:p>
          </table:table-cell>
          <table:table-cell table:style-name="ce15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table:style-name="ce22" office:value-type="string" calcext:value-type="string">
            <text:p>Amortissement</text:p>
          </table:table-cell>
          <table:table-cell table:style-name="ce20" table:formula="of:=0.5*(SQRT([.I3]/[.I2])+SQRT([.I2]/[.I3])+SQRT(([.K2]*[.N2])/([.L2]*[.M2])))" office:value-type="float" office:value="4.30525747958021" calcext:value-type="float">
            <text:p>4,31</text:p>
          </table:table-cell>
          <table:table-cell table:style-name="ce21" table:number-columns-repeated="2"/>
          <table:table-cell table:number-columns-repeated="242"/>
        </table:table-row>
        <table:table-row table:style-name="ro4">
          <table:table-cell table:style-name="ce2" office:value-type="string" calcext:value-type="string" table:number-columns-spanned="3" table:number-rows-spanned="1">
            <text:p>Points théoriques</text:p>
          </table:table-cell>
          <table:covered-table-cell table:style-name="ce6"/>
          <table:covered-table-cell table:style-name="ce8"/>
          <table:table-cell table:style-name="ce2" office:value-type="string" calcext:value-type="string" table:number-columns-spanned="3" table:number-rows-spanned="1">
            <text:p>Points expérimentaux</text:p>
          </table:table-cell>
          <table:covered-table-cell table:style-name="ce9"/>
          <table:covered-table-cell table:style-name="ce10"/>
          <table:table-cell/>
          <table:table-cell table:style-name="ce13" office:value-type="string" calcext:value-type="string">
            <text:p>Nbre de points / dec.</text:p>
          </table:table-cell>
          <table:table-cell table:style-name="ce15" table:formula="of:=Nbre_pts_total_1/LOG10(Freq_fin_1/Freq_deb_1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21">
            <draw:frame table:end-cell-address="'Diagrammes de Bode'.U45" table:end-x="14.22mm" table:end-y="3.86mm" draw:z-index="1" draw:style-name="gr2" draw:text-style-name="P1" svg:width="199.46mm" svg:height="168.61mm" svg:x="9.18mm" svg:y="3.72mm">
              <draw:object draw:notify-on-update-of-ranges="'Diagrammes de Bode'.A9:'Diagrammes de Bode'.A44 'Diagrammes de Bode'.B8:'Diagrammes de Bode'.B8 'Diagrammes de Bode'.B9:'Diagrammes de Bode'.B44 'Diagrammes de Bode'.A9:'Diagrammes de Bode'.A44 'Diagrammes de Bode'.C8:'Diagrammes de Bode'.C8 'Diagrammes de Bode'.C9:'Diagrammes de Bode'.C44 'Diagrammes de Bode'.D9:'Diagrammes de Bode'.D44 'Diagrammes de Bode'.E8:'Diagrammes de Bode'.E8 'Diagrammes de Bode'.E9:'Diagrammes de Bode'.E44 'Diagrammes de Bode'.D9:'Diagrammes de Bode'.D44 'Diagrammes de Bode'.F8:'Diagrammes de Bode'.F8 'Diagrammes de Bode'.F9:'Diagrammes de Bode'.F4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1" table:number-columns-repeated="3"/>
          <table:table-cell table:number-columns-repeated="242"/>
        </table:table-row>
        <table:table-row table:style-name="ro5">
          <table:table-cell table:style-name="ce3" office:value-type="string" calcext:value-type="string">
            <text:p>Fréquence</text:p>
            <text:p><text:span text:style-name="T1">f</text:span></text:p>
          </table:table-cell>
          <table:table-cell table:style-name="ce3" office:value-type="string" calcext:value-type="string">
            <text:p>Gain Th (dB)</text:p>
          </table:table-cell>
          <table:table-cell table:style-name="ce3" office:value-type="string" calcext:value-type="string">
            <text:p>Phase Th(°)</text:p>
          </table:table-cell>
          <table:table-cell table:style-name="ce3" office:value-type="string" calcext:value-type="string">
            <text:p>Fréquence</text:p>
            <text:p><text:span text:style-name="T1">f</text:span></text:p>
          </table:table-cell>
          <table:table-cell table:style-name="ce3" office:value-type="string" calcext:value-type="string">
            <text:p>Gain Exp(dB)</text:p>
          </table:table-cell>
          <table:table-cell table:style-name="ce3" office:value-type="string" calcext:value-type="string">
            <text:p>Phase Exp (°)</text:p>
          </table:table-cell>
          <table:table-cell table:number-columns-repeated="250"/>
        </table:table-row>
        <table:table-row table:style-name="ro1">
          <table:table-cell table:style-name="ce4" table:formula="of:=Freq_deb_1" office:value-type="float" office:value="10" calcext:value-type="float">
            <text:p>1,00E+01</text:p>
          </table:table-cell>
          <table:table-cell table:style-name="ce7" table:formula="of:=IF(ISNUMBER([.A9]);20*(LOG10(([.A9]*2*ATAN2(-1;0))/omega1_1)-LOG10(SQRT((1-(([.A9]*2*ATAN2(-1;0))/SQRT(omega1_1*omega2_1))^2)^2+(2*m*[.A9]*2*ATAN2(-1;0)/SQRT(omega1_1*omega2_1))^2)));&quot;&quot;)" office:value-type="float" office:value="-29.0168018233684" calcext:value-type="float">
            <text:p>-29,0</text:p>
          </table:table-cell>
          <table:table-cell table:style-name="ce7" table:formula="of:=IF(ISNUMBER([.A9]);DEGREES(ATAN2(0;1)-ATAN2((1-([.A9]*2*ATAN2(-1;0)/SQRT(omega1_1*omega2_1))^2);(m*[.A9]*2*ATAN2(-1;0)/SQRT(omega1_1*omega2_1))));&quot;&quot;)" office:value-type="float" office:value="88.9219426413759" calcext:value-type="float">
            <text:p>88,9</text:p>
          </table:table-cell>
          <table:table-cell table:style-name="ce4" table:formula="of:=Freq_deb_1" office:value-type="float" office:value="10" calcext:value-type="float">
            <text:p>1,00E+01</text:p>
          </table:table-cell>
          <table:table-cell table:style-name="ce7" office:value-type="float" office:value="-29.37" calcext:value-type="float">
            <text:p>-29,4</text:p>
          </table:table-cell>
          <table:table-cell table:style-name="ce7" office:value-type="float" office:value="86" calcext:value-type="float">
            <text:p>86,0</text:p>
          </table:table-cell>
          <table:table-cell table:number-columns-repeated="250"/>
        </table:table-row>
        <table:table-row table:style-name="ro1">
          <table:table-cell table:style-name="ce4" table:formula="of:=IF([.A9]&gt;=Freq_fin_1;&quot;&quot;;[.A9]*10^(1/Nb_pt_1))" office:value-type="float" office:value="13.8949549437314" calcext:value-type="float">
            <text:p>1,39E+01</text:p>
          </table:table-cell>
          <table:table-cell table:style-name="ce7" table:formula="of:=IF(ISNUMBER([.A10]);20*(LOG10(([.A10]*2*ATAN2(-1;0))/omega1_1)-LOG10(SQRT((1-(([.A10]*2*ATAN2(-1;0))/SQRT(omega1_1*omega2_1))^2)^2+(2*m*[.A10]*2*ATAN2(-1;0)/SQRT(omega1_1*omega2_1))^2)));&quot;&quot;)" office:value-type="float" office:value="-26.1652183322768" calcext:value-type="float">
            <text:p>-26,2</text:p>
          </table:table-cell>
          <table:table-cell table:style-name="ce7" table:formula="of:=IF(ISNUMBER([.A10]);DEGREES(ATAN2(0;1)-ATAN2((1-([.A10]*2*ATAN2(-1;0)/SQRT(omega1_1*omega2_1))^2);(m*[.A10]*2*ATAN2(-1;0)/SQRT(omega1_1*omega2_1))));&quot;&quot;)" office:value-type="float" office:value="88.5021820159301" calcext:value-type="float">
            <text:p>88,5</text:p>
          </table:table-cell>
          <table:table-cell table:style-name="ce4" table:formula="of:=IF([.D9]&gt;=Freq_fin_1;&quot;&quot;;[.D9]*10^(1/Nb_pt_1))" office:value-type="float" office:value="13.8949549437314" calcext:value-type="float">
            <text:p>1,39E+01</text:p>
          </table:table-cell>
          <table:table-cell table:style-name="ce7" office:value-type="float" office:value="-26.5" calcext:value-type="float">
            <text:p>-26,5</text:p>
          </table:table-cell>
          <table:table-cell table:style-name="ce7" office:value-type="float" office:value="85" calcext:value-type="float">
            <text:p>85,0</text:p>
          </table:table-cell>
          <table:table-cell table:number-columns-repeated="250"/>
        </table:table-row>
        <table:table-row table:style-name="ro1">
          <table:table-cell table:style-name="ce4" table:formula="of:=IF([.A10]&gt;=Freq_fin_1;&quot;&quot;;[.A10]*10^(1/Nb_pt_1))" office:value-type="float" office:value="19.3069772888325" calcext:value-type="float">
            <text:p>1,93E+01</text:p>
          </table:table-cell>
          <table:table-cell table:style-name="ce7" table:formula="of:=IF(ISNUMBER([.A11]);20*(LOG10(([.A11]*2*ATAN2(-1;0))/omega1_1)-LOG10(SQRT((1-(([.A11]*2*ATAN2(-1;0))/SQRT(omega1_1*omega2_1))^2)^2+(2*m*[.A11]*2*ATAN2(-1;0)/SQRT(omega1_1*omega2_1))^2)));&quot;&quot;)" office:value-type="float" office:value="-23.3187888463349" calcext:value-type="float">
            <text:p>-23,3</text:p>
          </table:table-cell>
          <table:table-cell table:style-name="ce7" table:formula="of:=IF(ISNUMBER([.A11]);DEGREES(ATAN2(0;1)-ATAN2((1-([.A11]*2*ATAN2(-1;0)/SQRT(omega1_1*omega2_1))^2);(m*[.A11]*2*ATAN2(-1;0)/SQRT(omega1_1*omega2_1))));&quot;&quot;)" office:value-type="float" office:value="87.9191583016622" calcext:value-type="float">
            <text:p>87,9</text:p>
          </table:table-cell>
          <table:table-cell table:style-name="ce4" table:formula="of:=IF([.D10]&gt;=Freq_fin_1;&quot;&quot;;[.D10]*10^(1/Nb_pt_1))" office:value-type="float" office:value="19.3069772888325" calcext:value-type="float">
            <text:p>1,93E+01</text:p>
          </table:table-cell>
          <table:table-cell table:style-name="ce7" office:value-type="float" office:value="-23.6" calcext:value-type="float">
            <text:p>-23,6</text:p>
          </table:table-cell>
          <table:table-cell table:style-name="ce7" office:value-type="float" office:value="87.7" calcext:value-type="float">
            <text:p>87,7</text:p>
          </table:table-cell>
          <table:table-cell table:number-columns-repeated="250"/>
        </table:table-row>
        <table:table-row table:style-name="ro1">
          <table:table-cell table:style-name="ce4" table:formula="of:=IF([.A11]&gt;=Freq_fin_1;&quot;&quot;;[.A11]*10^(1/Nb_pt_1))" office:value-type="float" office:value="26.8269579527973" calcext:value-type="float">
            <text:p>2,68E+01</text:p>
          </table:table-cell>
          <table:table-cell table:style-name="ce7" table:formula="of:=IF(ISNUMBER([.A12]);20*(LOG10(([.A12]*2*ATAN2(-1;0))/omega1_1)-LOG10(SQRT((1-(([.A12]*2*ATAN2(-1;0))/SQRT(omega1_1*omega2_1))^2)^2+(2*m*[.A12]*2*ATAN2(-1;0)/SQRT(omega1_1*omega2_1))^2)));&quot;&quot;)" office:value-type="float" office:value="-20.4822558275791" calcext:value-type="float">
            <text:p>-20,5</text:p>
          </table:table-cell>
          <table:table-cell table:style-name="ce7" table:formula="of:=IF(ISNUMBER([.A12]);DEGREES(ATAN2(0;1)-ATAN2((1-([.A12]*2*ATAN2(-1;0)/SQRT(omega1_1*omega2_1))^2);(m*[.A12]*2*ATAN2(-1;0)/SQRT(omega1_1*omega2_1))));&quot;&quot;)" office:value-type="float" office:value="87.1096704883512" calcext:value-type="float">
            <text:p>87,1</text:p>
          </table:table-cell>
          <table:table-cell table:style-name="ce4" table:formula="of:=IF([.D11]&gt;=Freq_fin_1;&quot;&quot;;[.D11]*10^(1/Nb_pt_1))" office:value-type="float" office:value="26.8269579527973" calcext:value-type="float">
            <text:p>2,68E+01</text:p>
          </table:table-cell>
          <table:table-cell table:style-name="ce7" office:value-type="float" office:value="-20.81" calcext:value-type="float">
            <text:p>-20,8</text:p>
          </table:table-cell>
          <table:table-cell table:style-name="ce7" office:value-type="float" office:value="87.2" calcext:value-type="float">
            <text:p>87,2</text:p>
          </table:table-cell>
          <table:table-cell table:number-columns-repeated="250"/>
        </table:table-row>
        <table:table-row table:style-name="ro1">
          <table:table-cell table:style-name="ce4" table:formula="of:=IF([.A12]&gt;=Freq_fin_1;&quot;&quot;;[.A12]*10^(1/Nb_pt_1))" office:value-type="float" office:value="37.2759372031494" calcext:value-type="float">
            <text:p>3,73E+01</text:p>
          </table:table-cell>
          <table:table-cell table:style-name="ce7" table:formula="of:=IF(ISNUMBER([.A13]);20*(LOG10(([.A13]*2*ATAN2(-1;0))/omega1_1)-LOG10(SQRT((1-(([.A13]*2*ATAN2(-1;0))/SQRT(omega1_1*omega2_1))^2)^2+(2*m*[.A13]*2*ATAN2(-1;0)/SQRT(omega1_1*omega2_1))^2)));&quot;&quot;)" office:value-type="float" office:value="-17.6646298474055" calcext:value-type="float">
            <text:p>-17,7</text:p>
          </table:table-cell>
          <table:table-cell table:style-name="ce7" table:formula="of:=IF(ISNUMBER([.A13]);DEGREES(ATAN2(0;1)-ATAN2((1-([.A13]*2*ATAN2(-1;0)/SQRT(omega1_1*omega2_1))^2);(m*[.A13]*2*ATAN2(-1;0)/SQRT(omega1_1*omega2_1))));&quot;&quot;)" office:value-type="float" office:value="85.9865527025405" calcext:value-type="float">
            <text:p>86,0</text:p>
          </table:table-cell>
          <table:table-cell table:style-name="ce4" table:formula="of:=IF([.D12]&gt;=Freq_fin_1;&quot;&quot;;[.D12]*10^(1/Nb_pt_1))" office:value-type="float" office:value="37.2759372031494" calcext:value-type="float">
            <text:p>3,73E+01</text:p>
          </table:table-cell>
          <table:table-cell table:style-name="ce7" office:value-type="float" office:value="-17.9" calcext:value-type="float">
            <text:p>-17,9</text:p>
          </table:table-cell>
          <table:table-cell table:style-name="ce7" office:value-type="float" office:value="80.3" calcext:value-type="float">
            <text:p>80,3</text:p>
          </table:table-cell>
          <table:table-cell table:number-columns-repeated="250"/>
        </table:table-row>
        <table:table-row table:style-name="ro1">
          <table:table-cell table:style-name="ce4" table:formula="of:=IF([.A13]&gt;=Freq_fin_1;&quot;&quot;;[.A13]*10^(1/Nb_pt_1))" office:value-type="float" office:value="51.7947467923121" calcext:value-type="float">
            <text:p>5,18E+01</text:p>
          </table:table-cell>
          <table:table-cell table:style-name="ce7" table:formula="of:=IF(ISNUMBER([.A14]);20*(LOG10(([.A14]*2*ATAN2(-1;0))/omega1_1)-LOG10(SQRT((1-(([.A14]*2*ATAN2(-1;0))/SQRT(omega1_1*omega2_1))^2)^2+(2*m*[.A14]*2*ATAN2(-1;0)/SQRT(omega1_1*omega2_1))^2)));&quot;&quot;)" office:value-type="float" office:value="-14.8827800112198" calcext:value-type="float">
            <text:p>-14,9</text:p>
          </table:table-cell>
          <table:table-cell table:style-name="ce7" table:formula="of:=IF(ISNUMBER([.A14]);DEGREES(ATAN2(0;1)-ATAN2((1-([.A14]*2*ATAN2(-1;0)/SQRT(omega1_1*omega2_1))^2);(m*[.A14]*2*ATAN2(-1;0)/SQRT(omega1_1*omega2_1))));&quot;&quot;)" office:value-type="float" office:value="84.4304228165134" calcext:value-type="float">
            <text:p>84,4</text:p>
          </table:table-cell>
          <table:table-cell table:style-name="ce4" table:formula="of:=IF([.D13]&gt;=Freq_fin_1;&quot;&quot;;[.D13]*10^(1/Nb_pt_1))" office:value-type="float" office:value="51.7947467923121" calcext:value-type="float">
            <text:p>5,18E+01</text:p>
          </table:table-cell>
          <table:table-cell table:style-name="ce7" office:value-type="float" office:value="-15.2" calcext:value-type="float">
            <text:p>-15,2</text:p>
          </table:table-cell>
          <table:table-cell table:style-name="ce7" office:value-type="float" office:value="82.3" calcext:value-type="float">
            <text:p>82,3</text:p>
          </table:table-cell>
          <table:table-cell table:number-columns-repeated="250"/>
        </table:table-row>
        <table:table-row table:style-name="ro1">
          <table:table-cell table:style-name="ce4" table:formula="of:=IF([.A14]&gt;=Freq_fin_1;&quot;&quot;;[.A14]*10^(1/Nb_pt_1))" office:value-type="float" office:value="71.9685673001152" calcext:value-type="float">
            <text:p>7,20E+01</text:p>
          </table:table-cell>
          <table:table-cell table:style-name="ce7" table:formula="of:=IF(ISNUMBER([.A15]);20*(LOG10(([.A15]*2*ATAN2(-1;0))/omega1_1)-LOG10(SQRT((1-(([.A15]*2*ATAN2(-1;0))/SQRT(omega1_1*omega2_1))^2)^2+(2*m*[.A15]*2*ATAN2(-1;0)/SQRT(omega1_1*omega2_1))^2)));&quot;&quot;)" office:value-type="float" office:value="-12.1674142304332" calcext:value-type="float">
            <text:p>-12,2</text:p>
          </table:table-cell>
          <table:table-cell table:style-name="ce7" table:formula="of:=IF(ISNUMBER([.A15]);DEGREES(ATAN2(0;1)-ATAN2((1-([.A15]*2*ATAN2(-1;0)/SQRT(omega1_1*omega2_1))^2);(m*[.A15]*2*ATAN2(-1;0)/SQRT(omega1_1*omega2_1))));&quot;&quot;)" office:value-type="float" office:value="82.2799829171194" calcext:value-type="float">
            <text:p>82,3</text:p>
          </table:table-cell>
          <table:table-cell table:style-name="ce4" table:formula="of:=IF([.D14]&gt;=Freq_fin_1;&quot;&quot;;[.D14]*10^(1/Nb_pt_1))" office:value-type="float" office:value="71.9685673001152" calcext:value-type="float">
            <text:p>7,20E+01</text:p>
          </table:table-cell>
          <table:table-cell table:style-name="ce7" office:value-type="float" office:value="-12.4" calcext:value-type="float">
            <text:p>-12,4</text:p>
          </table:table-cell>
          <table:table-cell table:style-name="ce7" office:value-type="float" office:value="75.2" calcext:value-type="float">
            <text:p>75,2</text:p>
          </table:table-cell>
          <table:table-cell table:number-columns-repeated="250"/>
        </table:table-row>
        <table:table-row table:style-name="ro1">
          <table:table-cell table:style-name="ce4" table:formula="of:=IF([.A15]&gt;=Freq_fin_1;&quot;&quot;;[.A15]*10^(1/Nb_pt_1))" office:value-type="float" office:value="100" calcext:value-type="float">
            <text:p>1,00E+02</text:p>
          </table:table-cell>
          <table:table-cell table:style-name="ce7" table:formula="of:=IF(ISNUMBER([.A16]);20*(LOG10(([.A16]*2*ATAN2(-1;0))/omega1_1)-LOG10(SQRT((1-(([.A16]*2*ATAN2(-1;0))/SQRT(omega1_1*omega2_1))^2)^2+(2*m*[.A16]*2*ATAN2(-1;0)/SQRT(omega1_1*omega2_1))^2)));&quot;&quot;)" office:value-type="float" office:value="-9.57156508689649" calcext:value-type="float">
            <text:p>-9,6</text:p>
          </table:table-cell>
          <table:table-cell table:style-name="ce7" table:formula="of:=IF(ISNUMBER([.A16]);DEGREES(ATAN2(0;1)-ATAN2((1-([.A16]*2*ATAN2(-1;0)/SQRT(omega1_1*omega2_1))^2);(m*[.A16]*2*ATAN2(-1;0)/SQRT(omega1_1*omega2_1))));&quot;&quot;)" office:value-type="float" office:value="79.3230519664239" calcext:value-type="float">
            <text:p>79,3</text:p>
          </table:table-cell>
          <table:table-cell table:style-name="ce4" table:formula="of:=IF([.D15]&gt;=Freq_fin_1;&quot;&quot;;[.D15]*10^(1/Nb_pt_1))" office:value-type="float" office:value="100" calcext:value-type="float">
            <text:p>1,00E+02</text:p>
          </table:table-cell>
          <table:table-cell table:style-name="ce7" office:value-type="float" office:value="-9.8" calcext:value-type="float">
            <text:p>-9,8</text:p>
          </table:table-cell>
          <table:table-cell table:style-name="ce7" office:value-type="float" office:value="71" calcext:value-type="float">
            <text:p>71,0</text:p>
          </table:table-cell>
          <table:table-cell table:number-columns-repeated="250"/>
        </table:table-row>
        <table:table-row table:style-name="ro1">
          <table:table-cell table:style-name="ce4" table:formula="of:=IF([.A16]&gt;=Freq_fin_1;&quot;&quot;;[.A16]*10^(1/Nb_pt_1))" office:value-type="float" office:value="138.949549437314" calcext:value-type="float">
            <text:p>1,39E+02</text:p>
          </table:table-cell>
          <table:table-cell table:style-name="ce7" table:formula="of:=IF(ISNUMBER([.A17]);20*(LOG10(([.A17]*2*ATAN2(-1;0))/omega1_1)-LOG10(SQRT((1-(([.A17]*2*ATAN2(-1;0))/SQRT(omega1_1*omega2_1))^2)^2+(2*m*[.A17]*2*ATAN2(-1;0)/SQRT(omega1_1*omega2_1))^2)));&quot;&quot;)" office:value-type="float" office:value="-7.17835717096504" calcext:value-type="float">
            <text:p>-7,2</text:p>
          </table:table-cell>
          <table:table-cell table:style-name="ce7" table:formula="of:=IF(ISNUMBER([.A17]);DEGREES(ATAN2(0;1)-ATAN2((1-([.A17]*2*ATAN2(-1;0)/SQRT(omega1_1*omega2_1))^2);(m*[.A17]*2*ATAN2(-1;0)/SQRT(omega1_1*omega2_1))));&quot;&quot;)" office:value-type="float" office:value="75.2951024230339" calcext:value-type="float">
            <text:p>75,3</text:p>
          </table:table-cell>
          <table:table-cell table:style-name="ce4" table:formula="of:=IF([.D16]&gt;=Freq_fin_1;&quot;&quot;;[.D16]*10^(1/Nb_pt_1))" office:value-type="float" office:value="138.949549437314" calcext:value-type="float">
            <text:p>1,39E+02</text:p>
          </table:table-cell>
          <table:table-cell table:style-name="ce7" office:value-type="float" office:value="-7.4" calcext:value-type="float">
            <text:p>-7,4</text:p>
          </table:table-cell>
          <table:table-cell table:style-name="ce7" office:value-type="float" office:value="63" calcext:value-type="float">
            <text:p>63,0</text:p>
          </table:table-cell>
          <table:table-cell table:number-columns-repeated="250"/>
        </table:table-row>
        <table:table-row table:style-name="ro1">
          <table:table-cell table:style-name="ce4" table:formula="of:=IF([.A17]&gt;=Freq_fin_1;&quot;&quot;;[.A17]*10^(1/Nb_pt_1))" office:value-type="float" office:value="193.069772888325" calcext:value-type="float">
            <text:p>1,93E+02</text:p>
          </table:table-cell>
          <table:table-cell table:style-name="ce7" table:formula="of:=IF(ISNUMBER([.A18]);20*(LOG10(([.A18]*2*ATAN2(-1;0))/omega1_1)-LOG10(SQRT((1-(([.A18]*2*ATAN2(-1;0))/SQRT(omega1_1*omega2_1))^2)^2+(2*m*[.A18]*2*ATAN2(-1;0)/SQRT(omega1_1*omega2_1))^2)));&quot;&quot;)" office:value-type="float" office:value="-5.09717040617923" calcext:value-type="float">
            <text:p>-5,1</text:p>
          </table:table-cell>
          <table:table-cell table:style-name="ce7" table:formula="of:=IF(ISNUMBER([.A18]);DEGREES(ATAN2(0;1)-ATAN2((1-([.A18]*2*ATAN2(-1;0)/SQRT(omega1_1*omega2_1))^2);(m*[.A18]*2*ATAN2(-1;0)/SQRT(omega1_1*omega2_1))));&quot;&quot;)" office:value-type="float" office:value="69.9016674473514" calcext:value-type="float">
            <text:p>69,9</text:p>
          </table:table-cell>
          <table:table-cell table:style-name="ce4" table:formula="of:=IF([.D17]&gt;=Freq_fin_1;&quot;&quot;;[.D17]*10^(1/Nb_pt_1))" office:value-type="float" office:value="193.069772888325" calcext:value-type="float">
            <text:p>1,93E+02</text:p>
          </table:table-cell>
          <table:table-cell table:style-name="ce7" office:value-type="float" office:value="-5.3" calcext:value-type="float">
            <text:p>-5,3</text:p>
          </table:table-cell>
          <table:table-cell table:style-name="ce7" office:value-type="float" office:value="54" calcext:value-type="float">
            <text:p>54,0</text:p>
          </table:table-cell>
          <table:table-cell table:number-columns-repeated="250"/>
        </table:table-row>
        <table:table-row table:style-name="ro1">
          <table:table-cell table:style-name="ce4" table:formula="of:=IF([.A18]&gt;=Freq_fin_1;&quot;&quot;;[.A18]*10^(1/Nb_pt_1))" office:value-type="float" office:value="268.269579527973" calcext:value-type="float">
            <text:p>2,68E+02</text:p>
          </table:table-cell>
          <table:table-cell table:style-name="ce7" table:formula="of:=IF(ISNUMBER([.A19]);20*(LOG10(([.A19]*2*ATAN2(-1;0))/omega1_1)-LOG10(SQRT((1-(([.A19]*2*ATAN2(-1;0))/SQRT(omega1_1*omega2_1))^2)^2+(2*m*[.A19]*2*ATAN2(-1;0)/SQRT(omega1_1*omega2_1))^2)));&quot;&quot;)" office:value-type="float" office:value="-3.43239508129825" calcext:value-type="float">
            <text:p>-3,4</text:p>
          </table:table-cell>
          <table:table-cell table:style-name="ce7" table:formula="of:=IF(ISNUMBER([.A19]);DEGREES(ATAN2(0;1)-ATAN2((1-([.A19]*2*ATAN2(-1;0)/SQRT(omega1_1*omega2_1))^2);(m*[.A19]*2*ATAN2(-1;0)/SQRT(omega1_1*omega2_1))));&quot;&quot;)" office:value-type="float" office:value="62.8941798475005" calcext:value-type="float">
            <text:p>62,9</text:p>
          </table:table-cell>
          <table:table-cell table:style-name="ce4" table:formula="of:=IF([.D18]&gt;=Freq_fin_1;&quot;&quot;;[.D18]*10^(1/Nb_pt_1))" office:value-type="float" office:value="268.269579527973" calcext:value-type="float">
            <text:p>2,68E+02</text:p>
          </table:table-cell>
          <table:table-cell table:style-name="ce7" office:value-type="float" office:value="-3.6" calcext:value-type="float">
            <text:p>-3,6</text:p>
          </table:table-cell>
          <table:table-cell table:style-name="ce7" office:value-type="float" office:value="46" calcext:value-type="float">
            <text:p>46,0</text:p>
          </table:table-cell>
          <table:table-cell table:number-columns-repeated="250"/>
        </table:table-row>
        <table:table-row table:style-name="ro1">
          <table:table-cell table:style-name="ce4" table:formula="of:=IF([.A19]&gt;=Freq_fin_1;&quot;&quot;;[.A19]*10^(1/Nb_pt_1))" office:value-type="float" office:value="372.759372031494" calcext:value-type="float">
            <text:p>3,73E+02</text:p>
          </table:table-cell>
          <table:table-cell table:style-name="ce7" table:formula="of:=IF(ISNUMBER([.A20]);20*(LOG10(([.A20]*2*ATAN2(-1;0))/omega1_1)-LOG10(SQRT((1-(([.A20]*2*ATAN2(-1;0))/SQRT(omega1_1*omega2_1))^2)^2+(2*m*[.A20]*2*ATAN2(-1;0)/SQRT(omega1_1*omega2_1))^2)));&quot;&quot;)" office:value-type="float" office:value="-2.22966113735106" calcext:value-type="float">
            <text:p>-2,2</text:p>
          </table:table-cell>
          <table:table-cell table:style-name="ce7" table:formula="of:=IF(ISNUMBER([.A20]);DEGREES(ATAN2(0;1)-ATAN2((1-([.A20]*2*ATAN2(-1;0)/SQRT(omega1_1*omega2_1))^2);(m*[.A20]*2*ATAN2(-1;0)/SQRT(omega1_1*omega2_1))));&quot;&quot;)" office:value-type="float" office:value="54.2246898841639" calcext:value-type="float">
            <text:p>54,2</text:p>
          </table:table-cell>
          <table:table-cell table:style-name="ce4" table:formula="of:=IF([.D19]&gt;=Freq_fin_1;&quot;&quot;;[.D19]*10^(1/Nb_pt_1))" office:value-type="float" office:value="372.759372031494" calcext:value-type="float">
            <text:p>3,73E+02</text:p>
          </table:table-cell>
          <table:table-cell table:style-name="ce7" office:value-type="float" office:value="-2.4" calcext:value-type="float">
            <text:p>-2,4</text:p>
          </table:table-cell>
          <table:table-cell table:style-name="ce7" office:value-type="float" office:value="34.9" calcext:value-type="float">
            <text:p>34,9</text:p>
          </table:table-cell>
          <table:table-cell table:number-columns-repeated="250"/>
        </table:table-row>
        <table:table-row table:style-name="ro1">
          <table:table-cell table:style-name="ce4" table:formula="of:=IF([.A20]&gt;=Freq_fin_1;&quot;&quot;;[.A20]*10^(1/Nb_pt_1))" office:value-type="float" office:value="517.947467923121" calcext:value-type="float">
            <text:p>5,18E+02</text:p>
          </table:table-cell>
          <table:table-cell table:style-name="ce7" table:formula="of:=IF(ISNUMBER([.A21]);20*(LOG10(([.A21]*2*ATAN2(-1;0))/omega1_1)-LOG10(SQRT((1-(([.A21]*2*ATAN2(-1;0))/SQRT(omega1_1*omega2_1))^2)^2+(2*m*[.A21]*2*ATAN2(-1;0)/SQRT(omega1_1*omega2_1))^2)));&quot;&quot;)" office:value-type="float" office:value="-1.44597636569137" calcext:value-type="float">
            <text:p>-1,4</text:p>
          </table:table-cell>
          <table:table-cell table:style-name="ce7" table:formula="of:=IF(ISNUMBER([.A21]);DEGREES(ATAN2(0;1)-ATAN2((1-([.A21]*2*ATAN2(-1;0)/SQRT(omega1_1*omega2_1))^2);(m*[.A21]*2*ATAN2(-1;0)/SQRT(omega1_1*omega2_1))));&quot;&quot;)" office:value-type="float" office:value="44.2285548961877" calcext:value-type="float">
            <text:p>44,2</text:p>
          </table:table-cell>
          <table:table-cell table:style-name="ce4" table:formula="of:=IF([.D20]&gt;=Freq_fin_1;&quot;&quot;;[.D20]*10^(1/Nb_pt_1))" office:value-type="float" office:value="517.947467923121" calcext:value-type="float">
            <text:p>5,18E+02</text:p>
          </table:table-cell>
          <table:table-cell table:style-name="ce7" office:value-type="float" office:value="-1.6" calcext:value-type="float">
            <text:p>-1,6</text:p>
          </table:table-cell>
          <table:table-cell table:style-name="ce7" office:value-type="float" office:value="26" calcext:value-type="float">
            <text:p>26,0</text:p>
          </table:table-cell>
          <table:table-cell table:number-columns-repeated="250"/>
        </table:table-row>
        <table:table-row table:style-name="ro1">
          <table:table-cell table:style-name="ce4" table:formula="of:=IF([.A21]&gt;=Freq_fin_1;&quot;&quot;;[.A21]*10^(1/Nb_pt_1))" office:value-type="float" office:value="719.685673001152" calcext:value-type="float">
            <text:p>7,20E+02</text:p>
          </table:table-cell>
          <table:table-cell table:style-name="ce7" table:formula="of:=IF(ISNUMBER([.A22]);20*(LOG10(([.A22]*2*ATAN2(-1;0))/omega1_1)-LOG10(SQRT((1-(([.A22]*2*ATAN2(-1;0))/SQRT(omega1_1*omega2_1))^2)^2+(2*m*[.A22]*2*ATAN2(-1;0)/SQRT(omega1_1*omega2_1))^2)));&quot;&quot;)" office:value-type="float" office:value="-0.978513416148512" calcext:value-type="float">
            <text:p>-1,0</text:p>
          </table:table-cell>
          <table:table-cell table:style-name="ce7" table:formula="of:=IF(ISNUMBER([.A22]);DEGREES(ATAN2(0;1)-ATAN2((1-([.A22]*2*ATAN2(-1;0)/SQRT(omega1_1*omega2_1))^2);(m*[.A22]*2*ATAN2(-1;0)/SQRT(omega1_1*omega2_1))));&quot;&quot;)" office:value-type="float" office:value="33.6374502817297" calcext:value-type="float">
            <text:p>33,6</text:p>
          </table:table-cell>
          <table:table-cell table:style-name="ce4" table:formula="of:=IF([.D21]&gt;=Freq_fin_1;&quot;&quot;;[.D21]*10^(1/Nb_pt_1))" office:value-type="float" office:value="719.685673001152" calcext:value-type="float">
            <text:p>7,20E+02</text:p>
          </table:table-cell>
          <table:table-cell table:style-name="ce7" office:value-type="float" office:value="-1.11" calcext:value-type="float">
            <text:p>-1,1</text:p>
          </table:table-cell>
          <table:table-cell table:style-name="ce7" office:value-type="float" office:value="18.5" calcext:value-type="float">
            <text:p>18,5</text:p>
          </table:table-cell>
          <table:table-cell table:number-columns-repeated="250"/>
        </table:table-row>
        <table:table-row table:style-name="ro1">
          <table:table-cell table:style-name="ce4" table:formula="of:=IF([.A22]&gt;=Freq_fin_1;&quot;&quot;;[.A22]*10^(1/Nb_pt_1))" office:value-type="float" office:value="1000" calcext:value-type="float">
            <text:p>1,00E+03</text:p>
          </table:table-cell>
          <table:table-cell table:style-name="ce7" table:formula="of:=IF(ISNUMBER([.A23]);20*(LOG10(([.A23]*2*ATAN2(-1;0))/omega1_1)-LOG10(SQRT((1-(([.A23]*2*ATAN2(-1;0))/SQRT(omega1_1*omega2_1))^2)^2+(2*m*[.A23]*2*ATAN2(-1;0)/SQRT(omega1_1*omega2_1))^2)));&quot;&quot;)" office:value-type="float" office:value="-0.718823378316267" calcext:value-type="float">
            <text:p>-0,7</text:p>
          </table:table-cell>
          <table:table-cell table:style-name="ce7" table:formula="of:=IF(ISNUMBER([.A23]);DEGREES(ATAN2(0;1)-ATAN2((1-([.A23]*2*ATAN2(-1;0)/SQRT(omega1_1*omega2_1))^2);(m*[.A23]*2*ATAN2(-1;0)/SQRT(omega1_1*omega2_1))));&quot;&quot;)" office:value-type="float" office:value="23.262724528855" calcext:value-type="float">
            <text:p>23,3</text:p>
          </table:table-cell>
          <table:table-cell table:style-name="ce4" table:formula="of:=IF([.D22]&gt;=Freq_fin_1;&quot;&quot;;[.D22]*10^(1/Nb_pt_1))" office:value-type="float" office:value="1000" calcext:value-type="float">
            <text:p>1,00E+03</text:p>
          </table:table-cell>
          <table:table-cell table:style-name="ce7" office:value-type="float" office:value="-0.8" calcext:value-type="float">
            <text:p>-0,8</text:p>
          </table:table-cell>
          <table:table-cell table:style-name="ce7" office:value-type="float" office:value="13" calcext:value-type="float">
            <text:p>13,0</text:p>
          </table:table-cell>
          <table:table-cell table:number-columns-repeated="250"/>
        </table:table-row>
        <table:table-row table:style-name="ro1">
          <table:table-cell table:style-name="ce4" table:formula="of:=IF([.A23]&gt;=Freq_fin_1;&quot;&quot;;[.A23]*10^(1/Nb_pt_1))" office:value-type="float" office:value="1389.49549437314" calcext:value-type="float">
            <text:p>1,39E+03</text:p>
          </table:table-cell>
          <table:table-cell table:style-name="ce7" table:formula="of:=IF(ISNUMBER([.A24]);20*(LOG10(([.A24]*2*ATAN2(-1;0))/omega1_1)-LOG10(SQRT((1-(([.A24]*2*ATAN2(-1;0))/SQRT(omega1_1*omega2_1))^2)^2+(2*m*[.A24]*2*ATAN2(-1;0)/SQRT(omega1_1*omega2_1))^2)));&quot;&quot;)" office:value-type="float" office:value="-0.585472727264524" calcext:value-type="float">
            <text:p>-0,6</text:p>
          </table:table-cell>
          <table:table-cell table:style-name="ce7" table:formula="of:=IF(ISNUMBER([.A24]);DEGREES(ATAN2(0;1)-ATAN2((1-([.A24]*2*ATAN2(-1;0)/SQRT(omega1_1*omega2_1))^2);(m*[.A24]*2*ATAN2(-1;0)/SQRT(omega1_1*omega2_1))));&quot;&quot;)" office:value-type="float" office:value="13.5709966645181" calcext:value-type="float">
            <text:p>13,6</text:p>
          </table:table-cell>
          <table:table-cell table:style-name="ce4" table:formula="of:=IF([.D23]&gt;=Freq_fin_1;&quot;&quot;;[.D23]*10^(1/Nb_pt_1))" office:value-type="float" office:value="1389.49549437314" calcext:value-type="float">
            <text:p>1,39E+03</text:p>
          </table:table-cell>
          <table:table-cell table:style-name="ce7" office:value-type="float" office:value="-0.7" calcext:value-type="float">
            <text:p>-0,7</text:p>
          </table:table-cell>
          <table:table-cell table:style-name="ce7" office:value-type="float" office:value="8" calcext:value-type="float">
            <text:p>8,0</text:p>
          </table:table-cell>
          <table:table-cell table:number-columns-repeated="250"/>
        </table:table-row>
        <table:table-row table:style-name="ro1">
          <table:table-cell table:style-name="ce4" table:formula="of:=IF([.A24]&gt;=Freq_fin_1;&quot;&quot;;[.A24]*10^(1/Nb_pt_1))" office:value-type="float" office:value="1930.69772888325" calcext:value-type="float">
            <text:p>1,93E+03</text:p>
          </table:table-cell>
          <table:table-cell table:style-name="ce7" table:formula="of:=IF(ISNUMBER([.A25]);20*(LOG10(([.A25]*2*ATAN2(-1;0))/omega1_1)-LOG10(SQRT((1-(([.A25]*2*ATAN2(-1;0))/SQRT(omega1_1*omega2_1))^2)^2+(2*m*[.A25]*2*ATAN2(-1;0)/SQRT(omega1_1*omega2_1))^2)));&quot;&quot;)" office:value-type="float" office:value="-0.529475904547612" calcext:value-type="float">
            <text:p>-0,5</text:p>
          </table:table-cell>
          <table:table-cell table:style-name="ce7" table:formula="of:=IF(ISNUMBER([.A25]);DEGREES(ATAN2(0;1)-ATAN2((1-([.A25]*2*ATAN2(-1;0)/SQRT(omega1_1*omega2_1))^2);(m*[.A25]*2*ATAN2(-1;0)/SQRT(omega1_1*omega2_1))));&quot;&quot;)" office:value-type="float" office:value="4.53051359571052" calcext:value-type="float">
            <text:p>4,5</text:p>
          </table:table-cell>
          <table:table-cell table:style-name="ce4" table:formula="of:=IF([.D24]&gt;=Freq_fin_1;&quot;&quot;;[.D24]*10^(1/Nb_pt_1))" office:value-type="float" office:value="1930.69772888325" calcext:value-type="float">
            <text:p>1,93E+03</text:p>
          </table:table-cell>
          <table:table-cell table:style-name="ce7" office:value-type="float" office:value="-0.6" calcext:value-type="float">
            <text:p>-0,6</text:p>
          </table:table-cell>
          <table:table-cell table:style-name="ce7" office:value-type="float" office:value="2.7" calcext:value-type="float">
            <text:p>2,7</text:p>
          </table:table-cell>
          <table:table-cell table:number-columns-repeated="250"/>
        </table:table-row>
        <table:table-row table:style-name="ro1">
          <table:table-cell table:style-name="ce4" table:formula="of:=IF([.A25]&gt;=Freq_fin_1;&quot;&quot;;[.A25]*10^(1/Nb_pt_1))" office:value-type="float" office:value="2682.69579527973" calcext:value-type="float">
            <text:p>2,68E+03</text:p>
          </table:table-cell>
          <table:table-cell table:style-name="ce7" table:formula="of:=IF(ISNUMBER([.A26]);20*(LOG10(([.A26]*2*ATAN2(-1;0))/omega1_1)-LOG10(SQRT((1-(([.A26]*2*ATAN2(-1;0))/SQRT(omega1_1*omega2_1))^2)^2+(2*m*[.A26]*2*ATAN2(-1;0)/SQRT(omega1_1*omega2_1))^2)));&quot;&quot;)" office:value-type="float" office:value="-0.528648096098234" calcext:value-type="float">
            <text:p>-0,5</text:p>
          </table:table-cell>
          <table:table-cell table:style-name="ce7" table:formula="of:=IF(ISNUMBER([.A26]);DEGREES(ATAN2(0;1)-ATAN2((1-([.A26]*2*ATAN2(-1;0)/SQRT(omega1_1*omega2_1))^2);(m*[.A26]*2*ATAN2(-1;0)/SQRT(omega1_1*omega2_1))));&quot;&quot;)" office:value-type="float" office:value="-4.24717514795571" calcext:value-type="float">
            <text:p>-4,2</text:p>
          </table:table-cell>
          <table:table-cell table:style-name="ce4" table:formula="of:=IF([.D25]&gt;=Freq_fin_1;&quot;&quot;;[.D25]*10^(1/Nb_pt_1))" office:value-type="float" office:value="2682.69579527973" calcext:value-type="float">
            <text:p>2,68E+03</text:p>
          </table:table-cell>
          <table:table-cell table:style-name="ce7" office:value-type="float" office:value="-0.6" calcext:value-type="float">
            <text:p>-0,6</text:p>
          </table:table-cell>
          <table:table-cell table:style-name="ce7" office:value-type="float" office:value="-1.9" calcext:value-type="float">
            <text:p>-1,9</text:p>
          </table:table-cell>
          <table:table-cell table:number-columns-repeated="250"/>
        </table:table-row>
        <table:table-row table:style-name="ro1">
          <table:table-cell table:style-name="ce4" table:formula="of:=IF([.A26]&gt;=Freq_fin_1;&quot;&quot;;[.A26]*10^(1/Nb_pt_1))" office:value-type="float" office:value="3727.59372031494" calcext:value-type="float">
            <text:p>3,73E+03</text:p>
          </table:table-cell>
          <table:table-cell table:style-name="ce7" table:formula="of:=IF(ISNUMBER([.A27]);20*(LOG10(([.A27]*2*ATAN2(-1;0))/omega1_1)-LOG10(SQRT((1-(([.A27]*2*ATAN2(-1;0))/SQRT(omega1_1*omega2_1))^2)^2+(2*m*[.A27]*2*ATAN2(-1;0)/SQRT(omega1_1*omega2_1))^2)));&quot;&quot;)" office:value-type="float" office:value="-0.582653836573752" calcext:value-type="float">
            <text:p>-0,6</text:p>
          </table:table-cell>
          <table:table-cell table:style-name="ce7" table:formula="of:=IF(ISNUMBER([.A27]);DEGREES(ATAN2(0;1)-ATAN2((1-([.A27]*2*ATAN2(-1;0)/SQRT(omega1_1*omega2_1))^2);(m*[.A27]*2*ATAN2(-1;0)/SQRT(omega1_1*omega2_1))));&quot;&quot;)" office:value-type="float" office:value="-13.2719034727842" calcext:value-type="float">
            <text:p>-13,3</text:p>
          </table:table-cell>
          <table:table-cell table:style-name="ce4" table:formula="of:=IF([.D26]&gt;=Freq_fin_1;&quot;&quot;;[.D26]*10^(1/Nb_pt_1))" office:value-type="float" office:value="3727.59372031494" calcext:value-type="float">
            <text:p>3,73E+03</text:p>
          </table:table-cell>
          <table:table-cell table:style-name="ce7" office:value-type="float" office:value="-0.7" calcext:value-type="float">
            <text:p>-0,7</text:p>
          </table:table-cell>
          <table:table-cell table:style-name="ce7" office:value-type="float" office:value="-8" calcext:value-type="float">
            <text:p>-8,0</text:p>
          </table:table-cell>
          <table:table-cell table:number-columns-repeated="250"/>
        </table:table-row>
        <table:table-row table:style-name="ro1">
          <table:table-cell table:style-name="ce4" table:formula="of:=IF([.A27]&gt;=Freq_fin_1;&quot;&quot;;[.A27]*10^(1/Nb_pt_1))" office:value-type="float" office:value="5179.47467923121" calcext:value-type="float">
            <text:p>5,18E+03</text:p>
          </table:table-cell>
          <table:table-cell table:style-name="ce7" table:formula="of:=IF(ISNUMBER([.A28]);20*(LOG10(([.A28]*2*ATAN2(-1;0))/omega1_1)-LOG10(SQRT((1-(([.A28]*2*ATAN2(-1;0))/SQRT(omega1_1*omega2_1))^2)^2+(2*m*[.A28]*2*ATAN2(-1;0)/SQRT(omega1_1*omega2_1))^2)));&quot;&quot;)" office:value-type="float" office:value="-0.71292021399505" calcext:value-type="float">
            <text:p>-0,7</text:p>
          </table:table-cell>
          <table:table-cell table:style-name="ce7" table:formula="of:=IF(ISNUMBER([.A28]);DEGREES(ATAN2(0;1)-ATAN2((1-([.A28]*2*ATAN2(-1;0)/SQRT(omega1_1*omega2_1))^2);(m*[.A28]*2*ATAN2(-1;0)/SQRT(omega1_1*omega2_1))));&quot;&quot;)" office:value-type="float" office:value="-22.9397371361729" calcext:value-type="float">
            <text:p>-22,9</text:p>
          </table:table-cell>
          <table:table-cell table:style-name="ce4" table:formula="of:=IF([.D27]&gt;=Freq_fin_1;&quot;&quot;;[.D27]*10^(1/Nb_pt_1))" office:value-type="float" office:value="5179.47467923121" calcext:value-type="float">
            <text:p>5,18E+03</text:p>
          </table:table-cell>
          <table:table-cell table:style-name="ce7" office:value-type="float" office:value="-0.88" calcext:value-type="float">
            <text:p>-0,9</text:p>
          </table:table-cell>
          <table:table-cell table:style-name="ce7" office:value-type="float" office:value="-13" calcext:value-type="float">
            <text:p>-13,0</text:p>
          </table:table-cell>
          <table:table-cell table:number-columns-repeated="250"/>
        </table:table-row>
        <table:table-row table:style-name="ro1">
          <table:table-cell table:style-name="ce4" table:formula="of:=IF([.A28]&gt;=Freq_fin_1;&quot;&quot;;[.A28]*10^(1/Nb_pt_1))" office:value-type="float" office:value="7196.85673001152" calcext:value-type="float">
            <text:p>7,20E+03</text:p>
          </table:table-cell>
          <table:table-cell table:style-name="ce7" table:formula="of:=IF(ISNUMBER([.A29]);20*(LOG10(([.A29]*2*ATAN2(-1;0))/omega1_1)-LOG10(SQRT((1-(([.A29]*2*ATAN2(-1;0))/SQRT(omega1_1*omega2_1))^2)^2+(2*m*[.A29]*2*ATAN2(-1;0)/SQRT(omega1_1*omega2_1))^2)));&quot;&quot;)" office:value-type="float" office:value="-0.967467020354316" calcext:value-type="float">
            <text:p>-1,0</text:p>
          </table:table-cell>
          <table:table-cell table:style-name="ce7" table:formula="of:=IF(ISNUMBER([.A29]);DEGREES(ATAN2(0;1)-ATAN2((1-([.A29]*2*ATAN2(-1;0)/SQRT(omega1_1*omega2_1))^2);(m*[.A29]*2*ATAN2(-1;0)/SQRT(omega1_1*omega2_1))));&quot;&quot;)" office:value-type="float" office:value="-33.2971122307126" calcext:value-type="float">
            <text:p>-33,3</text:p>
          </table:table-cell>
          <table:table-cell table:style-name="ce4" table:formula="of:=IF([.D28]&gt;=Freq_fin_1;&quot;&quot;;[.D28]*10^(1/Nb_pt_1))" office:value-type="float" office:value="7196.85673001152" calcext:value-type="float">
            <text:p>7,20E+03</text:p>
          </table:table-cell>
          <table:table-cell table:style-name="ce7" office:value-type="float" office:value="-1.1" calcext:value-type="float">
            <text:p>-1,1</text:p>
          </table:table-cell>
          <table:table-cell table:style-name="ce7" office:value-type="float" office:value="-20" calcext:value-type="float">
            <text:p>-20,0</text:p>
          </table:table-cell>
          <table:table-cell table:number-columns-repeated="250"/>
        </table:table-row>
        <table:table-row table:style-name="ro1">
          <table:table-cell table:style-name="ce4" table:formula="of:=IF([.A29]&gt;=Freq_fin_1;&quot;&quot;;[.A29]*10^(1/Nb_pt_1))" office:value-type="float" office:value="10000" calcext:value-type="float">
            <text:p>1,00E+04</text:p>
          </table:table-cell>
          <table:table-cell table:style-name="ce7" table:formula="of:=IF(ISNUMBER([.A30]);20*(LOG10(([.A30]*2*ATAN2(-1;0))/omega1_1)-LOG10(SQRT((1-(([.A30]*2*ATAN2(-1;0))/SQRT(omega1_1*omega2_1))^2)^2+(2*m*[.A30]*2*ATAN2(-1;0)/SQRT(omega1_1*omega2_1))^2)));&quot;&quot;)" office:value-type="float" office:value="-1.42666558956884" calcext:value-type="float">
            <text:p>-1,4</text:p>
          </table:table-cell>
          <table:table-cell table:style-name="ce7" table:formula="of:=IF(ISNUMBER([.A30]);DEGREES(ATAN2(0;1)-ATAN2((1-([.A30]*2*ATAN2(-1;0)/SQRT(omega1_1*omega2_1))^2);(m*[.A30]*2*ATAN2(-1;0)/SQRT(omega1_1*omega2_1))));&quot;&quot;)" office:value-type="float" office:value="-43.8930180216676" calcext:value-type="float">
            <text:p>-43,9</text:p>
          </table:table-cell>
          <table:table-cell table:style-name="ce4" table:formula="of:=IF([.D29]&gt;=Freq_fin_1;&quot;&quot;;[.D29]*10^(1/Nb_pt_1))" office:value-type="float" office:value="10000" calcext:value-type="float">
            <text:p>1,00E+04</text:p>
          </table:table-cell>
          <table:table-cell table:style-name="ce7" office:value-type="float" office:value="-1.7" calcext:value-type="float">
            <text:p>-1,7</text:p>
          </table:table-cell>
          <table:table-cell table:style-name="ce7" office:value-type="float" office:value="-27" calcext:value-type="float">
            <text:p>-27,0</text:p>
          </table:table-cell>
          <table:table-cell table:number-columns-repeated="250"/>
        </table:table-row>
        <table:table-row table:style-name="ro1">
          <table:table-cell table:style-name="ce4" table:formula="of:=IF([.A30]&gt;=Freq_fin_1;&quot;&quot;;[.A30]*10^(1/Nb_pt_1))" office:value-type="float" office:value="13894.9549437314" calcext:value-type="float">
            <text:p>1,39E+04</text:p>
          </table:table-cell>
          <table:table-cell table:style-name="ce7" table:formula="of:=IF(ISNUMBER([.A31]);20*(LOG10(([.A31]*2*ATAN2(-1;0))/omega1_1)-LOG10(SQRT((1-(([.A31]*2*ATAN2(-1;0))/SQRT(omega1_1*omega2_1))^2)^2+(2*m*[.A31]*2*ATAN2(-1;0)/SQRT(omega1_1*omega2_1))^2)));&quot;&quot;)" office:value-type="float" office:value="-2.19842948362853" calcext:value-type="float">
            <text:p>-2,2</text:p>
          </table:table-cell>
          <table:table-cell table:style-name="ce7" table:formula="of:=IF(ISNUMBER([.A31]);DEGREES(ATAN2(0;1)-ATAN2((1-([.A31]*2*ATAN2(-1;0)/SQRT(omega1_1*omega2_1))^2);(m*[.A31]*2*ATAN2(-1;0)/SQRT(omega1_1*omega2_1))));&quot;&quot;)" office:value-type="float" office:value="-53.9212328726993" calcext:value-type="float">
            <text:p>-53,9</text:p>
          </table:table-cell>
          <table:table-cell table:style-name="ce4" table:formula="of:=IF([.D30]&gt;=Freq_fin_1;&quot;&quot;;[.D30]*10^(1/Nb_pt_1))" office:value-type="float" office:value="13894.9549437314" calcext:value-type="float">
            <text:p>1,39E+04</text:p>
          </table:table-cell>
          <table:table-cell table:style-name="ce7" office:value-type="float" office:value="-2.5" calcext:value-type="float">
            <text:p>-2,5</text:p>
          </table:table-cell>
          <table:table-cell table:style-name="ce7" office:value-type="float" office:value="-33" calcext:value-type="float">
            <text:p>-33,0</text:p>
          </table:table-cell>
          <table:table-cell table:number-columns-repeated="250"/>
        </table:table-row>
        <table:table-row table:style-name="ro1">
          <table:table-cell table:style-name="ce4" table:formula="of:=IF([.A31]&gt;=Freq_fin_1;&quot;&quot;;[.A31]*10^(1/Nb_pt_1))" office:value-type="float" office:value="19306.9772888325" calcext:value-type="float">
            <text:p>1,93E+04</text:p>
          </table:table-cell>
          <table:table-cell table:style-name="ce7" table:formula="of:=IF(ISNUMBER([.A32]);20*(LOG10(([.A32]*2*ATAN2(-1;0))/omega1_1)-LOG10(SQRT((1-(([.A32]*2*ATAN2(-1;0))/SQRT(omega1_1*omega2_1))^2)^2+(2*m*[.A32]*2*ATAN2(-1;0)/SQRT(omega1_1*omega2_1))^2)));&quot;&quot;)" office:value-type="float" office:value="-3.38658166341113" calcext:value-type="float">
            <text:p>-3,4</text:p>
          </table:table-cell>
          <table:table-cell table:style-name="ce7" table:formula="of:=IF(ISNUMBER([.A32]);DEGREES(ATAN2(0;1)-ATAN2((1-([.A32]*2*ATAN2(-1;0)/SQRT(omega1_1*omega2_1))^2);(m*[.A32]*2*ATAN2(-1;0)/SQRT(omega1_1*omega2_1))));&quot;&quot;)" office:value-type="float" office:value="-62.6409530132218" calcext:value-type="float">
            <text:p>-62,6</text:p>
          </table:table-cell>
          <table:table-cell table:style-name="ce4" table:formula="of:=IF([.D31]&gt;=Freq_fin_1;&quot;&quot;;[.D31]*10^(1/Nb_pt_1))" office:value-type="float" office:value="19306.9772888325" calcext:value-type="float">
            <text:p>1,93E+04</text:p>
          </table:table-cell>
          <table:table-cell table:style-name="ce7" office:value-type="float" office:value="-3.8" calcext:value-type="float">
            <text:p>-3,8</text:p>
          </table:table-cell>
          <table:table-cell table:style-name="ce7" office:value-type="float" office:value="-43" calcext:value-type="float">
            <text:p>-43,0</text:p>
          </table:table-cell>
          <table:table-cell table:number-columns-repeated="250"/>
        </table:table-row>
        <table:table-row table:style-name="ro1">
          <table:table-cell table:style-name="ce4" table:formula="of:=IF([.A32]&gt;=Freq_fin_1;&quot;&quot;;[.A32]*10^(1/Nb_pt_1))" office:value-type="float" office:value="26826.9579527973" calcext:value-type="float">
            <text:p>2,68E+04</text:p>
          </table:table-cell>
          <table:table-cell table:style-name="ce7" table:formula="of:=IF(ISNUMBER([.A33]);20*(LOG10(([.A33]*2*ATAN2(-1;0))/omega1_1)-LOG10(SQRT((1-(([.A33]*2*ATAN2(-1;0))/SQRT(omega1_1*omega2_1))^2)^2+(2*m*[.A33]*2*ATAN2(-1;0)/SQRT(omega1_1*omega2_1))^2)));&quot;&quot;)" office:value-type="float" office:value="-5.03677296716468" calcext:value-type="float">
            <text:p>-5,0</text:p>
          </table:table-cell>
          <table:table-cell table:style-name="ce7" table:formula="of:=IF(ISNUMBER([.A33]);DEGREES(ATAN2(0;1)-ATAN2((1-([.A33]*2*ATAN2(-1;0)/SQRT(omega1_1*omega2_1))^2);(m*[.A33]*2*ATAN2(-1;0)/SQRT(omega1_1*omega2_1))));&quot;&quot;)" office:value-type="float" office:value="-69.702686616993" calcext:value-type="float">
            <text:p>-69,7</text:p>
          </table:table-cell>
          <table:table-cell table:style-name="ce4" table:formula="of:=IF([.D32]&gt;=Freq_fin_1;&quot;&quot;;[.D32]*10^(1/Nb_pt_1))" office:value-type="float" office:value="26826.9579527973" calcext:value-type="float">
            <text:p>2,68E+04</text:p>
          </table:table-cell>
          <table:table-cell table:style-name="ce7" office:value-type="float" office:value="-5.62" calcext:value-type="float">
            <text:p>-5,6</text:p>
          </table:table-cell>
          <table:table-cell table:style-name="ce7" office:value-type="float" office:value="-52" calcext:value-type="float">
            <text:p>-52,0</text:p>
          </table:table-cell>
          <table:table-cell table:number-columns-repeated="250"/>
        </table:table-row>
        <table:table-row table:style-name="ro1">
          <table:table-cell table:style-name="ce4" table:formula="of:=IF([.A33]&gt;=Freq_fin_1;&quot;&quot;;[.A33]*10^(1/Nb_pt_1))" office:value-type="float" office:value="37275.9372031494" calcext:value-type="float">
            <text:p>3,73E+04</text:p>
          </table:table-cell>
          <table:table-cell table:style-name="ce7" table:formula="of:=IF(ISNUMBER([.A34]);20*(LOG10(([.A34]*2*ATAN2(-1;0))/omega1_1)-LOG10(SQRT((1-(([.A34]*2*ATAN2(-1;0))/SQRT(omega1_1*omega2_1))^2)^2+(2*m*[.A34]*2*ATAN2(-1;0)/SQRT(omega1_1*omega2_1))^2)));&quot;&quot;)" office:value-type="float" office:value="-7.10604274796764" calcext:value-type="float">
            <text:p>-7,1</text:p>
          </table:table-cell>
          <table:table-cell table:style-name="ce7" table:formula="of:=IF(ISNUMBER([.A34]);DEGREES(ATAN2(0;1)-ATAN2((1-([.A34]*2*ATAN2(-1;0)/SQRT(omega1_1*omega2_1))^2);(m*[.A34]*2*ATAN2(-1;0)/SQRT(omega1_1*omega2_1))));&quot;&quot;)" office:value-type="float" office:value="-75.1446755299506" calcext:value-type="float">
            <text:p>-75,1</text:p>
          </table:table-cell>
          <table:table-cell table:style-name="ce4" table:formula="of:=IF([.D33]&gt;=Freq_fin_1;&quot;&quot;;[.D33]*10^(1/Nb_pt_1))" office:value-type="float" office:value="37275.9372031494" calcext:value-type="float">
            <text:p>3,73E+04</text:p>
          </table:table-cell>
          <table:table-cell table:style-name="ce7" office:value-type="float" office:value="-7.76" calcext:value-type="float">
            <text:p>-7,8</text:p>
          </table:table-cell>
          <table:table-cell table:style-name="ce7" office:value-type="float" office:value="-54" calcext:value-type="float">
            <text:p>-54,0</text:p>
          </table:table-cell>
          <table:table-cell table:number-columns-repeated="250"/>
        </table:table-row>
        <table:table-row table:style-name="ro1">
          <table:table-cell table:style-name="ce4" table:formula="of:=IF([.A34]&gt;=Freq_fin_1;&quot;&quot;;[.A34]*10^(1/Nb_pt_1))" office:value-type="float" office:value="51794.7467923122" calcext:value-type="float">
            <text:p>5,18E+04</text:p>
          </table:table-cell>
          <table:table-cell table:style-name="ce7" table:formula="of:=IF(ISNUMBER([.A35]);20*(LOG10(([.A35]*2*ATAN2(-1;0))/omega1_1)-LOG10(SQRT((1-(([.A35]*2*ATAN2(-1;0))/SQRT(omega1_1*omega2_1))^2)^2+(2*m*[.A35]*2*ATAN2(-1;0)/SQRT(omega1_1*omega2_1))^2)));&quot;&quot;)" office:value-type="float" office:value="-9.49102110315229" calcext:value-type="float">
            <text:p>-9,5</text:p>
          </table:table-cell>
          <table:table-cell table:style-name="ce7" table:formula="of:=IF(ISNUMBER([.A35]);DEGREES(ATAN2(0;1)-ATAN2((1-([.A35]*2*ATAN2(-1;0)/SQRT(omega1_1*omega2_1))^2);(m*[.A35]*2*ATAN2(-1;0)/SQRT(omega1_1*omega2_1))));&quot;&quot;)" office:value-type="float" office:value="-79.2118730049217" calcext:value-type="float">
            <text:p>-79,2</text:p>
          </table:table-cell>
          <table:table-cell table:style-name="ce4" table:formula="of:=IF([.D34]&gt;=Freq_fin_1;&quot;&quot;;[.D34]*10^(1/Nb_pt_1))" office:value-type="float" office:value="51794.7467923122" calcext:value-type="float">
            <text:p>5,18E+04</text:p>
          </table:table-cell>
          <table:table-cell table:style-name="ce7" office:value-type="float" office:value="-10.1" calcext:value-type="float">
            <text:p>-10,1</text:p>
          </table:table-cell>
          <table:table-cell table:style-name="ce7" office:value-type="float" office:value="-67" calcext:value-type="float">
            <text:p>-67,0</text:p>
          </table:table-cell>
          <table:table-cell table:number-columns-repeated="250"/>
        </table:table-row>
        <table:table-row table:style-name="ro1">
          <table:table-cell table:style-name="ce4" table:formula="of:=IF([.A35]&gt;=Freq_fin_1;&quot;&quot;;[.A35]*10^(1/Nb_pt_1))" office:value-type="float" office:value="71968.5673001153" calcext:value-type="float">
            <text:p>7,20E+04</text:p>
          </table:table-cell>
          <table:table-cell table:style-name="ce7" table:formula="of:=IF(ISNUMBER([.A36]);20*(LOG10(([.A36]*2*ATAN2(-1;0))/omega1_1)-LOG10(SQRT((1-(([.A36]*2*ATAN2(-1;0))/SQRT(omega1_1*omega2_1))^2)^2+(2*m*[.A36]*2*ATAN2(-1;0)/SQRT(omega1_1*omega2_1))^2)));&quot;&quot;)" office:value-type="float" office:value="-12.0818257963488" calcext:value-type="float">
            <text:p>-12,1</text:p>
          </table:table-cell>
          <table:table-cell table:style-name="ce7" table:formula="of:=IF(ISNUMBER([.A36]);DEGREES(ATAN2(0;1)-ATAN2((1-([.A36]*2*ATAN2(-1;0)/SQRT(omega1_1*omega2_1))^2);(m*[.A36]*2*ATAN2(-1;0)/SQRT(omega1_1*omega2_1))));&quot;&quot;)" office:value-type="float" office:value="-82.1988328796511" calcext:value-type="float">
            <text:p>-82,2</text:p>
          </table:table-cell>
          <table:table-cell table:style-name="ce4" table:formula="of:=IF([.D35]&gt;=Freq_fin_1;&quot;&quot;;[.D35]*10^(1/Nb_pt_1))" office:value-type="float" office:value="71968.5673001153" calcext:value-type="float">
            <text:p>7,20E+04</text:p>
          </table:table-cell>
          <table:table-cell table:style-name="ce7" office:value-type="float" office:value="-12.7" calcext:value-type="float">
            <text:p>-12,7</text:p>
          </table:table-cell>
          <table:table-cell table:style-name="ce7" office:value-type="float" office:value="-72" calcext:value-type="float">
            <text:p>-72,0</text:p>
          </table:table-cell>
          <table:table-cell table:number-columns-repeated="250"/>
        </table:table-row>
        <table:table-row table:style-name="ro1">
          <table:table-cell table:style-name="ce4" table:formula="of:=IF([.A36]&gt;=Freq_fin_1;&quot;&quot;;[.A36]*10^(1/Nb_pt_1))" office:value-type="float" office:value="100000" calcext:value-type="float">
            <text:p>1,00E+05</text:p>
          </table:table-cell>
          <table:table-cell table:style-name="ce7" table:formula="of:=IF(ISNUMBER([.A37]);20*(LOG10(([.A37]*2*ATAN2(-1;0))/omega1_1)-LOG10(SQRT((1-(([.A37]*2*ATAN2(-1;0))/SQRT(omega1_1*omega2_1))^2)^2+(2*m*[.A37]*2*ATAN2(-1;0)/SQRT(omega1_1*omega2_1))^2)));&quot;&quot;)" office:value-type="float" office:value="-14.7943222191948" calcext:value-type="float">
            <text:p>-14,8</text:p>
          </table:table-cell>
          <table:table-cell table:style-name="ce7" table:formula="of:=IF(ISNUMBER([.A37]);DEGREES(ATAN2(0;1)-ATAN2((1-([.A37]*2*ATAN2(-1;0)/SQRT(omega1_1*omega2_1))^2);(m*[.A37]*2*ATAN2(-1;0)/SQRT(omega1_1*omega2_1))));&quot;&quot;)" office:value-type="float" office:value="-84.371587021608" calcext:value-type="float">
            <text:p>-84,4</text:p>
          </table:table-cell>
          <table:table-cell table:style-name="ce4" table:formula="of:=IF([.D36]&gt;=Freq_fin_1;&quot;&quot;;[.D36]*10^(1/Nb_pt_1))" office:value-type="float" office:value="100000" calcext:value-type="float">
            <text:p>1,00E+05</text:p>
          </table:table-cell>
          <table:table-cell table:style-name="ce7" office:value-type="float" office:value="-15.4" calcext:value-type="float">
            <text:p>-15,4</text:p>
          </table:table-cell>
          <table:table-cell table:style-name="ce7" office:value-type="float" office:value="-77" calcext:value-type="float">
            <text:p>-77,0</text:p>
          </table:table-cell>
          <table:table-cell table:number-columns-repeated="250"/>
        </table:table-row>
        <table:table-row table:style-name="ro1">
          <table:table-cell table:style-name="ce4" table:formula="of:=IF([.A37]&gt;=Freq_fin_1;&quot;&quot;;[.A37]*10^(1/Nb_pt_1))" office:value-type="float" office:value="138949.549437314" calcext:value-type="float">
            <text:p>1,39E+05</text:p>
          </table:table-cell>
          <table:table-cell table:style-name="ce7" table:formula="of:=IF(ISNUMBER([.A38]);20*(LOG10(([.A38]*2*ATAN2(-1;0))/omega1_1)-LOG10(SQRT((1-(([.A38]*2*ATAN2(-1;0))/SQRT(omega1_1*omega2_1))^2)^2+(2*m*[.A38]*2*ATAN2(-1;0)/SQRT(omega1_1*omega2_1))^2)));&quot;&quot;)" office:value-type="float" office:value="-17.574608943348" calcext:value-type="float">
            <text:p>-17,6</text:p>
          </table:table-cell>
          <table:table-cell table:style-name="ce7" table:formula="of:=IF(ISNUMBER([.A38]);DEGREES(ATAN2(0;1)-ATAN2((1-([.A38]*2*ATAN2(-1;0)/SQRT(omega1_1*omega2_1))^2);(m*[.A38]*2*ATAN2(-1;0)/SQRT(omega1_1*omega2_1))));&quot;&quot;)" office:value-type="float" office:value="-85.944045978263" calcext:value-type="float">
            <text:p>-85,9</text:p>
          </table:table-cell>
          <table:table-cell table:style-name="ce4" table:formula="of:=IF([.D37]&gt;=Freq_fin_1;&quot;&quot;;[.D37]*10^(1/Nb_pt_1))" office:value-type="float" office:value="138949.549437314" calcext:value-type="float">
            <text:p>1,39E+05</text:p>
          </table:table-cell>
          <table:table-cell table:style-name="ce7" office:value-type="float" office:value="-18.2" calcext:value-type="float">
            <text:p>-18,2</text:p>
          </table:table-cell>
          <table:table-cell table:style-name="ce7" office:value-type="float" office:value="-79" calcext:value-type="float">
            <text:p>-79,0</text:p>
          </table:table-cell>
          <table:table-cell table:number-columns-repeated="250"/>
        </table:table-row>
        <table:table-row table:style-name="ro1">
          <table:table-cell table:style-name="ce4" table:formula="of:=IF([.A38]&gt;=Freq_fin_1;&quot;&quot;;[.A38]*10^(1/Nb_pt_1))" office:value-type="float" office:value="193069.772888325" calcext:value-type="float">
            <text:p>1,93E+05</text:p>
          </table:table-cell>
          <table:table-cell table:style-name="ce7" table:formula="of:=IF(ISNUMBER([.A39]);20*(LOG10(([.A39]*2*ATAN2(-1;0))/omega1_1)-LOG10(SQRT((1-(([.A39]*2*ATAN2(-1;0))/SQRT(omega1_1*omega2_1))^2)^2+(2*m*[.A39]*2*ATAN2(-1;0)/SQRT(omega1_1*omega2_1))^2)));&quot;&quot;)" office:value-type="float" office:value="-20.3914034049834" calcext:value-type="float">
            <text:p>-20,4</text:p>
          </table:table-cell>
          <table:table-cell table:style-name="ce7" table:formula="of:=IF(ISNUMBER([.A39]);DEGREES(ATAN2(0;1)-ATAN2((1-([.A39]*2*ATAN2(-1;0)/SQRT(omega1_1*omega2_1))^2);(m*[.A39]*2*ATAN2(-1;0)/SQRT(omega1_1*omega2_1))));&quot;&quot;)" office:value-type="float" office:value="-87.0790177025105" calcext:value-type="float">
            <text:p>-87,1</text:p>
          </table:table-cell>
          <table:table-cell table:style-name="ce4" table:formula="of:=IF([.D38]&gt;=Freq_fin_1;&quot;&quot;;[.D38]*10^(1/Nb_pt_1))" office:value-type="float" office:value="193069.772888325" calcext:value-type="float">
            <text:p>1,93E+05</text:p>
          </table:table-cell>
          <table:table-cell table:style-name="ce7" office:value-type="float" office:value="-20.9" calcext:value-type="float">
            <text:p>-20,9</text:p>
          </table:table-cell>
          <table:table-cell table:style-name="ce7" office:value-type="float" office:value="-80" calcext:value-type="float">
            <text:p>-80,0</text:p>
          </table:table-cell>
          <table:table-cell table:number-columns-repeated="250"/>
        </table:table-row>
        <table:table-row table:style-name="ro1">
          <table:table-cell table:style-name="ce4" table:formula="of:=IF([.A39]&gt;=Freq_fin_1;&quot;&quot;;[.A39]*10^(1/Nb_pt_1))" office:value-type="float" office:value="268269.579527973" calcext:value-type="float">
            <text:p>2,68E+05</text:p>
          </table:table-cell>
          <table:table-cell table:style-name="ce7" table:formula="of:=IF(ISNUMBER([.A40]);20*(LOG10(([.A40]*2*ATAN2(-1;0))/omega1_1)-LOG10(SQRT((1-(([.A40]*2*ATAN2(-1;0))/SQRT(omega1_1*omega2_1))^2)^2+(2*m*[.A40]*2*ATAN2(-1;0)/SQRT(omega1_1*omega2_1))^2)));&quot;&quot;)" office:value-type="float" office:value="-23.2274996753016" calcext:value-type="float">
            <text:p>-23,2</text:p>
          </table:table-cell>
          <table:table-cell table:style-name="ce7" table:formula="of:=IF(ISNUMBER([.A40]);DEGREES(ATAN2(0;1)-ATAN2((1-([.A40]*2*ATAN2(-1;0)/SQRT(omega1_1*omega2_1))^2);(m*[.A40]*2*ATAN2(-1;0)/SQRT(omega1_1*omega2_1))));&quot;&quot;)" office:value-type="float" office:value="-87.8970750048986" calcext:value-type="float">
            <text:p>-87,9</text:p>
          </table:table-cell>
          <table:table-cell table:style-name="ce4" table:formula="of:=IF([.D39]&gt;=Freq_fin_1;&quot;&quot;;[.D39]*10^(1/Nb_pt_1))" office:value-type="float" office:value="268269.579527973" calcext:value-type="float">
            <text:p>2,68E+05</text:p>
          </table:table-cell>
          <table:table-cell table:style-name="ce7" office:value-type="float" office:value="-23.7" calcext:value-type="float">
            <text:p>-23,7</text:p>
          </table:table-cell>
          <table:table-cell table:style-name="ce7" office:value-type="float" office:value="-82" calcext:value-type="float">
            <text:p>-82,0</text:p>
          </table:table-cell>
          <table:table-cell table:number-columns-repeated="250"/>
        </table:table-row>
        <table:table-row table:style-name="ro1">
          <table:table-cell table:style-name="ce4" table:formula="of:=IF([.A40]&gt;=Freq_fin_1;&quot;&quot;;[.A40]*10^(1/Nb_pt_1))" office:value-type="float" office:value="372759.372031494" calcext:value-type="float">
            <text:p>3,73E+05</text:p>
          </table:table-cell>
          <table:table-cell table:style-name="ce7" table:formula="of:=IF(ISNUMBER([.A41]);20*(LOG10(([.A41]*2*ATAN2(-1;0))/omega1_1)-LOG10(SQRT((1-(([.A41]*2*ATAN2(-1;0))/SQRT(omega1_1*omega2_1))^2)^2+(2*m*[.A41]*2*ATAN2(-1;0)/SQRT(omega1_1*omega2_1))^2)));&quot;&quot;)" office:value-type="float" office:value="-26.0737012942623" calcext:value-type="float">
            <text:p>-26,1</text:p>
          </table:table-cell>
          <table:table-cell table:style-name="ce7" table:formula="of:=IF(ISNUMBER([.A41]);DEGREES(ATAN2(0;1)-ATAN2((1-([.A41]*2*ATAN2(-1;0)/SQRT(omega1_1*omega2_1))^2);(m*[.A41]*2*ATAN2(-1;0)/SQRT(omega1_1*omega2_1))));&quot;&quot;)" office:value-type="float" office:value="-88.4862804234679" calcext:value-type="float">
            <text:p>-88,5</text:p>
          </table:table-cell>
          <table:table-cell table:style-name="ce4" table:formula="of:=IF([.D40]&gt;=Freq_fin_1;&quot;&quot;;[.D40]*10^(1/Nb_pt_1))" office:value-type="float" office:value="372759.372031494" calcext:value-type="float">
            <text:p>3,73E+05</text:p>
          </table:table-cell>
          <table:table-cell table:style-name="ce7" office:value-type="float" office:value="-26.6" calcext:value-type="float">
            <text:p>-26,6</text:p>
          </table:table-cell>
          <table:table-cell table:style-name="ce7" office:value-type="float" office:value="-81" calcext:value-type="float">
            <text:p>-81,0</text:p>
          </table:table-cell>
          <table:table-cell table:number-columns-repeated="250"/>
        </table:table-row>
        <table:table-row table:style-name="ro1">
          <table:table-cell table:style-name="ce4" table:formula="of:=IF([.A41]&gt;=Freq_fin_1;&quot;&quot;;[.A41]*10^(1/Nb_pt_1))" office:value-type="float" office:value="517947.467923122" calcext:value-type="float">
            <text:p>5,18E+05</text:p>
          </table:table-cell>
          <table:table-cell table:style-name="ce7" table:formula="of:=IF(ISNUMBER([.A42]);20*(LOG10(([.A42]*2*ATAN2(-1;0))/omega1_1)-LOG10(SQRT((1-(([.A42]*2*ATAN2(-1;0))/SQRT(omega1_1*omega2_1))^2)^2+(2*m*[.A42]*2*ATAN2(-1;0)/SQRT(omega1_1*omega2_1))^2)));&quot;&quot;)" office:value-type="float" office:value="-28.9251663146227" calcext:value-type="float">
            <text:p>-28,9</text:p>
          </table:table-cell>
          <table:table-cell table:style-name="ce7" table:formula="of:=IF(ISNUMBER([.A42]);DEGREES(ATAN2(0;1)-ATAN2((1-([.A42]*2*ATAN2(-1;0)/SQRT(omega1_1*omega2_1))^2);(m*[.A42]*2*ATAN2(-1;0)/SQRT(omega1_1*omega2_1))));&quot;&quot;)" office:value-type="float" office:value="-88.9104952994528" calcext:value-type="float">
            <text:p>-88,9</text:p>
          </table:table-cell>
          <table:table-cell table:style-name="ce4" table:formula="of:=IF([.D41]&gt;=Freq_fin_1;&quot;&quot;;[.D41]*10^(1/Nb_pt_1))" office:value-type="float" office:value="517947.467923122" calcext:value-type="float">
            <text:p>5,18E+05</text:p>
          </table:table-cell>
          <table:table-cell table:style-name="ce7" office:value-type="float" office:value="-29.65" calcext:value-type="float">
            <text:p>-29,7</text:p>
          </table:table-cell>
          <table:table-cell table:style-name="ce7" office:value-type="float" office:value="-83" calcext:value-type="float">
            <text:p>-83,0</text:p>
          </table:table-cell>
          <table:table-cell table:number-columns-repeated="250"/>
        </table:table-row>
        <table:table-row table:style-name="ro1">
          <table:table-cell table:style-name="ce4" table:formula="of:=IF([.A42]&gt;=Freq_fin_1;&quot;&quot;;[.A42]*10^(1/Nb_pt_1))" office:value-type="float" office:value="719685.673001153" calcext:value-type="float">
            <text:p>7,20E+05</text:p>
          </table:table-cell>
          <table:table-cell table:style-name="ce7" table:formula="of:=IF(ISNUMBER([.A43]);20*(LOG10(([.A43]*2*ATAN2(-1;0))/omega1_1)-LOG10(SQRT((1-(([.A43]*2*ATAN2(-1;0))/SQRT(omega1_1*omega2_1))^2)^2+(2*m*[.A43]*2*ATAN2(-1;0)/SQRT(omega1_1*omega2_1))^2)));&quot;&quot;)" office:value-type="float" office:value="-31.7793654310564" calcext:value-type="float">
            <text:p>-31,8</text:p>
          </table:table-cell>
          <table:table-cell table:style-name="ce7" table:formula="of:=IF(ISNUMBER([.A43]);DEGREES(ATAN2(0;1)-ATAN2((1-([.A43]*2*ATAN2(-1;0)/SQRT(omega1_1*omega2_1))^2);(m*[.A43]*2*ATAN2(-1;0)/SQRT(omega1_1*omega2_1))));&quot;&quot;)" office:value-type="float" office:value="-89.2158608922701" calcext:value-type="float">
            <text:p>-89,2</text:p>
          </table:table-cell>
          <table:table-cell table:style-name="ce4" table:formula="of:=IF([.D42]&gt;=Freq_fin_1;&quot;&quot;;[.D42]*10^(1/Nb_pt_1))" office:value-type="float" office:value="719685.673001153" calcext:value-type="float">
            <text:p>7,20E+05</text:p>
          </table:table-cell>
          <table:table-cell table:style-name="ce7" office:value-type="float" office:value="-31" calcext:value-type="float">
            <text:p>-31,0</text:p>
          </table:table-cell>
          <table:table-cell table:style-name="ce7" office:value-type="float" office:value="-85" calcext:value-type="float">
            <text:p>-85,0</text:p>
          </table:table-cell>
          <table:table-cell table:number-columns-repeated="250"/>
        </table:table-row>
        <table:table-row table:style-name="ro1">
          <table:table-cell table:style-name="ce4" table:formula="of:=IF([.A43]&gt;=Freq_fin_1;&quot;&quot;;[.A43]*10^(1/Nb_pt_1))" office:value-type="float" office:value="1000000" calcext:value-type="float">
            <text:p>1,00E+06</text:p>
          </table:table-cell>
          <table:table-cell table:style-name="ce7" table:formula="of:=IF(ISNUMBER([.A44]);20*(LOG10(([.A44]*2*ATAN2(-1;0))/omega1_1)-LOG10(SQRT((1-(([.A44]*2*ATAN2(-1;0))/SQRT(omega1_1*omega2_1))^2)^2+(2*m*[.A44]*2*ATAN2(-1;0)/SQRT(omega1_1*omega2_1))^2)));&quot;&quot;)" office:value-type="float" office:value="-34.6349828007124" calcext:value-type="float">
            <text:p>-34,6</text:p>
          </table:table-cell>
          <table:table-cell table:style-name="ce7" table:formula="of:=IF(ISNUMBER([.A44]);DEGREES(ATAN2(0;1)-ATAN2((1-([.A44]*2*ATAN2(-1;0)/SQRT(omega1_1*omega2_1))^2);(m*[.A44]*2*ATAN2(-1;0)/SQRT(omega1_1*omega2_1))));&quot;&quot;)" office:value-type="float" office:value="-89.4356520830457" calcext:value-type="float">
            <text:p>-89,4</text:p>
          </table:table-cell>
          <table:table-cell table:style-name="ce4" table:formula="of:=IF([.D43]&gt;=Freq_fin_1;&quot;&quot;;[.D43]*10^(1/Nb_pt_1))" office:value-type="float" office:value="1000000" calcext:value-type="float">
            <text:p>1,00E+06</text:p>
          </table:table-cell>
          <table:table-cell table:style-name="ce7" office:value-type="float" office:value="-34.6" calcext:value-type="float">
            <text:p>-34,6</text:p>
          </table:table-cell>
          <table:table-cell table:style-name="ce7" office:value-type="float" office:value="-86" calcext:value-type="float">
            <text:p>-86,0</text:p>
          </table:table-cell>
          <table:table-cell table:number-columns-repeated="250"/>
        </table:table-row>
        <table:table-row table:style-name="ro6">
          <table:table-cell table:style-name="Default" table:number-columns-repeated="6"/>
          <table:table-cell table:number-columns-repeated="250"/>
        </table:table-row>
        <table:table-row table:style-name="ro7" table:number-rows-repeated="5">
          <table:table-cell table:style-name="Default" table:number-columns-repeated="6"/>
          <table:table-cell table:number-columns-repeated="250"/>
        </table:table-row>
        <table:table-row table:style-name="ro7" table:number-rows-repeated="654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Graphe Bode" table:style-name="ta2" table:print="false">
        <table:table-column table:style-name="co10" table:default-cell-style-name="Default"/>
        <table:table-row table:style-name="ro7">
          <table:table-cell/>
        </table:table-row>
      </table:table>
      <table:named-expressions>
        <table:named-expression table:name="Freq_deb" table:base-cell-address="$'Diagrammes de Bode'.$A$1" table:expression="$#REF !.$I$4"/>
        <table:named-range table:name="Freq_deb_1" table:base-cell-address="$'Diagrammes de Bode'.$A$1" table:cell-range-address="$'Diagrammes de Bode'.$I$4"/>
        <table:named-expression table:name="Freq_fin" table:base-cell-address="$'Diagrammes de Bode'.$A$1" table:expression="$#REF !.$I$5"/>
        <table:named-range table:name="Freq_fin_1" table:base-cell-address="$'Diagrammes de Bode'.$A$1" table:cell-range-address="$'Diagrammes de Bode'.$I$5"/>
        <table:named-range table:name="m" table:base-cell-address="$'Diagrammes de Bode'.$A$1" table:cell-range-address="$'Diagrammes de Bode'.$L$6"/>
        <table:named-expression table:name="Nbre_pts_total" table:base-cell-address="$'Diagrammes de Bode'.$A$1" table:expression="$#REF !.$I$6"/>
        <table:named-range table:name="Nbre_pts_total_1" table:base-cell-address="$'Diagrammes de Bode'.$A$1" table:cell-range-address="$'Diagrammes de Bode'.$I$6"/>
        <table:named-expression table:name="Nb_pt" table:base-cell-address="$'Diagrammes de Bode'.$A$1" table:expression="$#REF !.$I$7"/>
        <table:named-range table:name="Nb_pt_1" table:base-cell-address="$'Diagrammes de Bode'.$A$1" table:cell-range-address="$'Diagrammes de Bode'.$I$7"/>
        <table:named-expression table:name="omega1" table:base-cell-address="$'Diagrammes de Bode'.$A$1" table:expression="$#REF !.$I$2"/>
        <table:named-range table:name="omega1_1" table:base-cell-address="$'Diagrammes de Bode'.$A$1" table:cell-range-address="$'Diagrammes de Bode'.$I$2"/>
        <table:named-expression table:name="omega2" table:base-cell-address="$'Diagrammes de Bode'.$A$1" table:expression="$#REF !.$I$3"/>
        <table:named-range table:name="omega2_1" table:base-cell-address="$'Diagrammes de Bode'.$A$1" table:cell-range-address="$'Diagrammes de Bode'.$I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integer-digits="1" number:min-exponent-digits="2"/>
    </number:number-style>
    <number:number-style style:name="N149">
      <number:number number:decimal-places="1" number:min-integer-digits="1"/>
    </number:number-style>
    <number:number-style style:name="N150">
      <number:scientific-number number:decimal-places="0" number:min-integer-digits="1" number:min-exponent-digits="2"/>
    </number:number-style>
    <number:number-style style:name="N151">
      <number:number number:decimal-places="3" number:min-integer-digits="1"/>
    </number:number-style>
    <number:number-style style:name="N152">
      <number:scientific-number number:decimal-places="0" number:min-integer-digits="1" number:min-exponent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Times New Roman" fo:font-family="'Times New Roman'" style:font-name-complex="Times New Roman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9mm" fo:page-height="209.99mm" style:num-format="1" style:print-orientation="landscape" fo:margin-top="7.37mm" fo:margin-bottom="8.64mm" fo:margin-left="5.08mm" fo:margin-right="7.37mm" style:first-page-number="continue" style:scale-to="100%" style:writing-mode="lr-tb"/>
      <style:header-style>
        <style:header-footer-properties fo:min-height="7.51mm" fo:margin-left="13.92mm" fo:margin-right="11.62mm" fo:margin-bottom="0mm"/>
      </style:header-style>
      <style:footer-style>
        <style:header-footer-properties fo:min-height="7.51mm" fo:margin-left="13.92mm" fo:margin-right="11.6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00/00/0000</text:date>, <text:time style:data-style-name="N2" text:time-value="11:28:36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rammes_20_de_20_Bode" style:display-name="PageStyle_Diagrammes de B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meta:creation-date>2006-12-12T15:17:12</meta:creation-date>
    <dc:date>2021-11-10T12:33:47.850000000</dc:date>
    <dc:language>fr-FR</dc:language>
    <meta:editing-cycles>13</meta:editing-cycles>
    <meta:editing-duration>PT1H47M13S</meta:editing-duration>
    <meta:document-statistic meta:table-count="2" meta:cell-count="254" meta:object-count="2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52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'Times New Roman'" style:font-style-name="Normal" style:font-family-generic="roman" fo:font-size="20pt" style:font-family-asian="'Arial Unicode MS'" style:font-size-asian="28pt" style:font-family-complex="Tahoma" style:font-size-complex="28pt"/>
    </style:style>
    <style:style style:name="ch3" style:family="chart">
      <style:graphic-properties draw:fill="solid" draw:fill-color="#d9d9d9"/>
      <style:text-properties fo:font-family="'Times New Roman'" style:font-style-name="Normal" style:font-family-generic="roman" fo:font-size="10pt" style:font-family-asian="'Arial Unicode MS'" style:font-size-asian="12.8000001907349pt" style:font-family-complex="Tahoma" style:font-size-complex="12.8000001907349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52">
      <style:chart-properties chart:display-label="true" chart:logarithmic="true" chart:maximum="1000000" chart:reverse-direction="false" text:line-break="true" chart:label-arrangement="side-by-side" chart:link-data-style-to-source="false" chart:axis-position="0" chart:axis-label-position="outside-start" chart:tick-mark-position="at-labels"/>
      <style:graphic-properties draw:stroke="none"/>
      <style:text-properties fo:font-family="'Times New Roman'" style:font-style-name="Normal" style:font-family-generic="roman" fo:font-size="16.1000003814697pt" style:font-family-asian="'Arial Unicode MS'" style:font-size-asian="16.1000003814697pt" style:font-family-complex="Tahoma" style:font-size-complex="16.1000003814697pt"/>
    </style:style>
    <style:style style:name="ch6" style:family="chart">
      <style:chart-properties style:rotation-angle="0"/>
      <style:graphic-properties draw:fill-color="#ffffff"/>
      <style:text-properties fo:font-family="'Times New Roman'" style:font-style-name="Normal" style:font-family-generic="roman" fo:font-size="20pt" style:font-family-asian="'Arial Unicode MS'" style:font-size-asian="19.3999996185303pt" style:font-family-complex="Tahoma" style:font-size-complex="19.3999996185303pt"/>
    </style:style>
    <style:style style:name="ch7" style:family="chart" style:data-style-name="N1">
      <style:chart-properties chart:display-label="true" chart:logarithmic="false" chart:reverse-direction="false" text:line-break="false" chart:label-arrangement="side-by-side" chart:link-data-style-to-source="false" chart:axis-position="0" chart:axis-label-position="outside-start" chart:tick-mark-position="at-labels"/>
      <style:text-properties fo:font-family="'Times New Roman'" style:font-style-name="Normal" style:font-family-generic="roman" fo:font-size="13.1000003814697pt" style:font-family-asian="'Arial Unicode MS'" style:font-size-asian="16.1000003814697pt" style:font-family-complex="Tahoma" style:font-size-complex="16.1000003814697pt"/>
    </style:style>
    <style:style style:name="ch8" style:family="chart">
      <style:chart-properties style:rotation-angle="90"/>
      <style:graphic-properties draw:fill-color="#ffffff"/>
      <style:text-properties fo:font-family="'Times New Roman'" style:font-style-name="Normal" style:font-family-generic="roman" fo:font-size="20pt" style:font-family-asian="'Arial Unicode MS'" style:font-size-asian="19.3999996185303pt" style:font-family-complex="Tahoma" style:font-size-complex="19.3999996185303pt"/>
    </style:style>
    <style:style style:name="ch9" style:family="chart" style:data-style-name="N1">
      <style:chart-properties chart:display-label="true" chart:logarithmic="false" chart:reverse-direction="false" text:line-break="false" chart:label-arrangement="side-by-side" chart:link-data-style-to-source="false" chart:axis-position="end"/>
      <style:text-properties fo:font-family="'Times New Roman'" style:font-style-name="Normal" style:font-family-generic="roman" fo:font-size="13.1000003814697pt" style:font-family-asian="'Arial Unicode MS'" style:font-size-asian="16.1000003814697pt" style:font-family-complex="Tahoma" style:font-size-complex="16.1000003814697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svg:stroke-color="#993366" draw:fill-color="#993366"/>
      <style:text-properties fo:font-family="Arial" fo:font-size="13.8999996185303pt" style:font-family-asian="'Arial Unicode MS'" style:font-size-asian="13.8999996185303pt" style:font-family-complex="Tahoma" style:font-size-complex="13.8999996185303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svg:stroke-color="#ffffcc" draw:fill-color="#ffffcc"/>
      <style:text-properties fo:font-family="Arial" fo:font-size="13.8999996185303pt" style:font-family-asian="'Arial Unicode MS'" style:font-size-asian="13.8999996185303pt" style:font-family-complex="Tahoma" style:font-size-complex="13.8999996185303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fill="solid" draw:fill-color="#d9d9d9"/>
    </style:style>
    <style:style style:name="ch15" style:family="chart">
      <style:graphic-properties draw:fill-color="#999999"/>
    </style:style>
  </office:automatic-styles>
  <office:body>
    <office:chart>
      <chart:chart svg:width="19.949cm" svg:height="16.862cm" xlink:href=".." xlink:type="simple" chart:class="chart:scatter" chart:style-name="ch1">
        <chart:title svg:x="6.643cm" svg:y="0.338cm" chart:style-name="ch2">
          <text:p>Diagrammes de Bode</text:p>
        </chart:title>
        <chart:legend chart:legend-position="end" svg:x="7.024cm" svg:y="12.221cm" style:legend-expansion="high" chart:style-name="ch3"/>
        <chart:plot-area chart:style-name="ch4" table:cell-range-address="'Diagrammes de Bode'.A9:'Diagrammes de Bode'.C44 'Diagrammes de Bode'.B8:'Diagrammes de Bode'.C8 'Diagrammes de Bode'.E8:'Diagrammes de Bode'.F44" chart:data-source-has-labels="row" svg:x="-0.002cm" svg:y="1.98cm" svg:width="19.831cm" svg:height="14.571cm">
          <chartooo:coordinate-region svg:x="0.884cm" svg:y="2.232cm" svg:width="17.82cm" svg:height="13.46cm"/>
          <chart:axis chart:dimension="x" chart:name="primary-x" chart:style-name="ch5">
            <chart:title svg:x="7.874cm" svg:y="14.684cm" chart:style-name="ch6">
              <text:p>Fréquence [Hz]</text:p>
            </chart:title>
            <chart:grid chart:class="major"/>
          </chart:axis>
          <chart:axis chart:dimension="y" chart:name="primary-y" chart:style-name="ch7">
            <chart:title svg:x="0.731cm" svg:y="9.44cm" chart:style-name="ch8">
              <text:p>Gain [dB]</text:p>
            </chart:title>
            <chart:grid chart:class="major"/>
          </chart:axis>
          <chart:axis chart:dimension="y" chart:name="secondary-y" chart:style-name="ch9"/>
          <chart:series chart:attached-axis="primary-y" chart:style-name="ch10" chart:values-cell-range-address="'Diagrammes de Bode'.B9:'Diagrammes de Bode'.B44" chart:label-cell-address="'Diagrammes de Bode'.B8:'Diagrammes de Bode'.B8" chart:class="chart:scatter">
            <chart:domain table:cell-range-address="'Diagrammes de Bode'.A9:'Diagrammes de Bode'.A44"/>
            <chart:data-point chart:repeated="36"/>
          </chart:series>
          <chart:series chart:attached-axis="secondary-y" chart:style-name="ch11" chart:values-cell-range-address="'Diagrammes de Bode'.C9:'Diagrammes de Bode'.C44" chart:label-cell-address="'Diagrammes de Bode'.C8:'Diagrammes de Bode'.C8" chart:class="chart:scatter">
            <chart:data-point chart:repeated="36"/>
          </chart:series>
          <chart:series chart:attached-axis="primary-y" chart:style-name="ch12" chart:values-cell-range-address="'Diagrammes de Bode'.E9:'Diagrammes de Bode'.E44" chart:label-cell-address="'Diagrammes de Bode'.E8:'Diagrammes de Bode'.E8" chart:class="chart:scatter">
            <chart:domain table:cell-range-address="'Diagrammes de Bode'.D9:'Diagrammes de Bode'.D44"/>
            <chart:data-point chart:repeated="36"/>
          </chart:series>
          <chart:series chart:attached-axis="secondary-y" chart:style-name="ch13" chart:values-cell-range-address="'Diagrammes de Bode'.F9:'Diagrammes de Bode'.F44" chart:label-cell-address="'Diagrammes de Bode'.F8:'Diagrammes de Bode'.F8" chart:class="chart:scatter">
            <chart:domain table:cell-range-address="'Diagrammes de Bode'.D9:'Diagrammes de Bode'.D44"/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ain Th (dB)</text:p>
                <draw:g>
                  <svg:desc>'Diagrammes de Bode'.B8:'Diagrammes de Bode'.B8</svg:desc>
                </draw:g>
              </table:table-cell>
              <table:table-cell office:value-type="string">
                <text:p>Phase Th(°)</text:p>
                <draw:g>
                  <svg:desc>'Diagrammes de Bode'.C8:'Diagrammes de Bode'.C8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Gain Exp(dB)</text:p>
                <draw:g>
                  <svg:desc>'Diagrammes de Bode'.E8:'Diagrammes de Bode'.E8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Phase Exp (°)</text:p>
                <draw:g>
                  <svg:desc>'Diagrammes de Bode'.F8:'Diagrammes de Bode'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Diagrammes de Bode'.A9:'Diagrammes de Bode'.A44</svg:desc>
                </draw:g>
              </table:table-cell>
              <table:table-cell office:value-type="float" office:value="-29.0168018233684">
                <text:p>-29.0168018233684</text:p>
                <draw:g>
                  <svg:desc>'Diagrammes de Bode'.B9:'Diagrammes de Bode'.B44</svg:desc>
                </draw:g>
              </table:table-cell>
              <table:table-cell office:value-type="float" office:value="88.9219426413759">
                <text:p>88.9219426413759</text:p>
                <draw:g>
                  <svg:desc>'Diagrammes de Bode'.C9:'Diagrammes de Bode'.C44</svg:desc>
                </draw:g>
              </table:table-cell>
              <table:table-cell office:value-type="float" office:value="10">
                <text:p>10</text:p>
                <draw:g>
                  <svg:desc>'Diagrammes de Bode'.D9:'Diagrammes de Bode'.D44</svg:desc>
                </draw:g>
              </table:table-cell>
              <table:table-cell office:value-type="float" office:value="-29.37">
                <text:p>-29.37</text:p>
                <draw:g>
                  <svg:desc>'Diagrammes de Bode'.E9:'Diagrammes de Bode'.E44</svg:desc>
                </draw:g>
              </table:table-cell>
              <table:table-cell office:value-type="float" office:value="10">
                <text:p>10</text:p>
                <draw:g>
                  <svg:desc>'Diagrammes de Bode'.D9:'Diagrammes de Bode'.D44</svg:desc>
                </draw:g>
              </table:table-cell>
              <table:table-cell office:value-type="float" office:value="86">
                <text:p>86</text:p>
                <draw:g>
                  <svg:desc>'Diagrammes de Bode'.F9:'Diagrammes de Bode'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949549437314">
                <text:p>13.8949549437314</text:p>
              </table:table-cell>
              <table:table-cell office:value-type="float" office:value="-26.1652183322768">
                <text:p>-26.1652183322768</text:p>
              </table:table-cell>
              <table:table-cell office:value-type="float" office:value="88.5021820159301">
                <text:p>88.5021820159301</text:p>
              </table:table-cell>
              <table:table-cell office:value-type="float" office:value="13.8949549437314">
                <text:p>13.8949549437314</text:p>
              </table:table-cell>
              <table:table-cell office:value-type="float" office:value="-26.5">
                <text:p>-26.5</text:p>
              </table:table-cell>
              <table:table-cell office:value-type="float" office:value="13.8949549437314">
                <text:p>13.89495494373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069772888325">
                <text:p>19.3069772888325</text:p>
              </table:table-cell>
              <table:table-cell office:value-type="float" office:value="-23.3187888463349">
                <text:p>-23.3187888463349</text:p>
              </table:table-cell>
              <table:table-cell office:value-type="float" office:value="87.9191583016622">
                <text:p>87.9191583016622</text:p>
              </table:table-cell>
              <table:table-cell office:value-type="float" office:value="19.3069772888325">
                <text:p>19.3069772888325</text:p>
              </table:table-cell>
              <table:table-cell office:value-type="float" office:value="-23.6">
                <text:p>-23.6</text:p>
              </table:table-cell>
              <table:table-cell office:value-type="float" office:value="19.3069772888325">
                <text:p>19.3069772888325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8269579527973">
                <text:p>26.8269579527973</text:p>
              </table:table-cell>
              <table:table-cell office:value-type="float" office:value="-20.4822558275791">
                <text:p>-20.4822558275791</text:p>
              </table:table-cell>
              <table:table-cell office:value-type="float" office:value="87.1096704883512">
                <text:p>87.1096704883512</text:p>
              </table:table-cell>
              <table:table-cell office:value-type="float" office:value="26.8269579527973">
                <text:p>26.8269579527973</text:p>
              </table:table-cell>
              <table:table-cell office:value-type="float" office:value="-20.81">
                <text:p>-20.81</text:p>
              </table:table-cell>
              <table:table-cell office:value-type="float" office:value="26.8269579527973">
                <text:p>26.826957952797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2759372031494">
                <text:p>37.2759372031494</text:p>
              </table:table-cell>
              <table:table-cell office:value-type="float" office:value="-17.6646298474055">
                <text:p>-17.6646298474055</text:p>
              </table:table-cell>
              <table:table-cell office:value-type="float" office:value="85.9865527025405">
                <text:p>85.9865527025405</text:p>
              </table:table-cell>
              <table:table-cell office:value-type="float" office:value="37.2759372031494">
                <text:p>37.2759372031494</text:p>
              </table:table-cell>
              <table:table-cell office:value-type="float" office:value="-17.9">
                <text:p>-17.9</text:p>
              </table:table-cell>
              <table:table-cell office:value-type="float" office:value="37.2759372031494">
                <text:p>37.275937203149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947467923121">
                <text:p>51.7947467923121</text:p>
              </table:table-cell>
              <table:table-cell office:value-type="float" office:value="-14.8827800112198">
                <text:p>-14.8827800112198</text:p>
              </table:table-cell>
              <table:table-cell office:value-type="float" office:value="84.4304228165134">
                <text:p>84.4304228165134</text:p>
              </table:table-cell>
              <table:table-cell office:value-type="float" office:value="51.7947467923121">
                <text:p>51.7947467923121</text:p>
              </table:table-cell>
              <table:table-cell office:value-type="float" office:value="-15.2">
                <text:p>-15.2</text:p>
              </table:table-cell>
              <table:table-cell office:value-type="float" office:value="51.7947467923121">
                <text:p>51.794746792312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9685673001152">
                <text:p>71.9685673001152</text:p>
              </table:table-cell>
              <table:table-cell office:value-type="float" office:value="-12.1674142304332">
                <text:p>-12.1674142304332</text:p>
              </table:table-cell>
              <table:table-cell office:value-type="float" office:value="82.2799829171194">
                <text:p>82.2799829171194</text:p>
              </table:table-cell>
              <table:table-cell office:value-type="float" office:value="71.9685673001152">
                <text:p>71.9685673001152</text:p>
              </table:table-cell>
              <table:table-cell office:value-type="float" office:value="-12.4">
                <text:p>-12.4</text:p>
              </table:table-cell>
              <table:table-cell office:value-type="float" office:value="71.9685673001152">
                <text:p>71.968567300115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-9.57156508689649">
                <text:p>-9.57156508689649</text:p>
              </table:table-cell>
              <table:table-cell office:value-type="float" office:value="79.3230519664239">
                <text:p>79.3230519664239</text:p>
              </table:table-cell>
              <table:table-cell office:value-type="float" office:value="100">
                <text:p>100</text:p>
              </table:table-cell>
              <table:table-cell office:value-type="float" office:value="-9.8">
                <text:p>-9.8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949549437314">
                <text:p>138.949549437314</text:p>
              </table:table-cell>
              <table:table-cell office:value-type="float" office:value="-7.17835717096504">
                <text:p>-7.17835717096504</text:p>
              </table:table-cell>
              <table:table-cell office:value-type="float" office:value="75.2951024230339">
                <text:p>75.2951024230339</text:p>
              </table:table-cell>
              <table:table-cell office:value-type="float" office:value="138.949549437314">
                <text:p>138.949549437314</text:p>
              </table:table-cell>
              <table:table-cell office:value-type="float" office:value="-7.4">
                <text:p>-7.4</text:p>
              </table:table-cell>
              <table:table-cell office:value-type="float" office:value="138.949549437314">
                <text:p>138.9495494373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069772888325">
                <text:p>193.069772888325</text:p>
              </table:table-cell>
              <table:table-cell office:value-type="float" office:value="-5.09717040617923">
                <text:p>-5.09717040617923</text:p>
              </table:table-cell>
              <table:table-cell office:value-type="float" office:value="69.9016674473514">
                <text:p>69.9016674473514</text:p>
              </table:table-cell>
              <table:table-cell office:value-type="float" office:value="193.069772888325">
                <text:p>193.069772888325</text:p>
              </table:table-cell>
              <table:table-cell office:value-type="float" office:value="-5.3">
                <text:p>-5.3</text:p>
              </table:table-cell>
              <table:table-cell office:value-type="float" office:value="193.069772888325">
                <text:p>193.0697728883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.269579527973">
                <text:p>268.269579527973</text:p>
              </table:table-cell>
              <table:table-cell office:value-type="float" office:value="-3.43239508129825">
                <text:p>-3.43239508129825</text:p>
              </table:table-cell>
              <table:table-cell office:value-type="float" office:value="62.8941798475005">
                <text:p>62.8941798475005</text:p>
              </table:table-cell>
              <table:table-cell office:value-type="float" office:value="268.269579527973">
                <text:p>268.269579527973</text:p>
              </table:table-cell>
              <table:table-cell office:value-type="float" office:value="-3.6">
                <text:p>-3.6</text:p>
              </table:table-cell>
              <table:table-cell office:value-type="float" office:value="268.269579527973">
                <text:p>268.26957952797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.759372031494">
                <text:p>372.759372031494</text:p>
              </table:table-cell>
              <table:table-cell office:value-type="float" office:value="-2.22966113735106">
                <text:p>-2.22966113735106</text:p>
              </table:table-cell>
              <table:table-cell office:value-type="float" office:value="54.2246898841639">
                <text:p>54.2246898841639</text:p>
              </table:table-cell>
              <table:table-cell office:value-type="float" office:value="372.759372031494">
                <text:p>372.759372031494</text:p>
              </table:table-cell>
              <table:table-cell office:value-type="float" office:value="-2.4">
                <text:p>-2.4</text:p>
              </table:table-cell>
              <table:table-cell office:value-type="float" office:value="372.759372031494">
                <text:p>372.75937203149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.947467923121">
                <text:p>517.947467923121</text:p>
              </table:table-cell>
              <table:table-cell office:value-type="float" office:value="-1.44597636569137">
                <text:p>-1.44597636569137</text:p>
              </table:table-cell>
              <table:table-cell office:value-type="float" office:value="44.2285548961877">
                <text:p>44.2285548961877</text:p>
              </table:table-cell>
              <table:table-cell office:value-type="float" office:value="517.947467923121">
                <text:p>517.947467923121</text:p>
              </table:table-cell>
              <table:table-cell office:value-type="float" office:value="-1.6">
                <text:p>-1.6</text:p>
              </table:table-cell>
              <table:table-cell office:value-type="float" office:value="517.947467923121">
                <text:p>517.9474679231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9.685673001152">
                <text:p>719.685673001152</text:p>
              </table:table-cell>
              <table:table-cell office:value-type="float" office:value="-0.978513416148512">
                <text:p>-0.978513416148512</text:p>
              </table:table-cell>
              <table:table-cell office:value-type="float" office:value="33.6374502817297">
                <text:p>33.6374502817297</text:p>
              </table:table-cell>
              <table:table-cell office:value-type="float" office:value="719.685673001152">
                <text:p>719.685673001152</text:p>
              </table:table-cell>
              <table:table-cell office:value-type="float" office:value="-1.11">
                <text:p>-1.11</text:p>
              </table:table-cell>
              <table:table-cell office:value-type="float" office:value="719.685673001152">
                <text:p>719.68567300115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0.718823378316267">
                <text:p>-0.718823378316267</text:p>
              </table:table-cell>
              <table:table-cell office:value-type="float" office:value="23.262724528855">
                <text:p>23.262724528855</text:p>
              </table:table-cell>
              <table:table-cell office:value-type="float" office:value="1000">
                <text:p>1000</text:p>
              </table:table-cell>
              <table:table-cell office:value-type="float" office:value="-0.8">
                <text:p>-0.8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9.49549437314">
                <text:p>1389.49549437314</text:p>
              </table:table-cell>
              <table:table-cell office:value-type="float" office:value="-0.585472727264524">
                <text:p>-0.585472727264524</text:p>
              </table:table-cell>
              <table:table-cell office:value-type="float" office:value="13.5709966645181">
                <text:p>13.5709966645181</text:p>
              </table:table-cell>
              <table:table-cell office:value-type="float" office:value="1389.49549437314">
                <text:p>1389.49549437314</text:p>
              </table:table-cell>
              <table:table-cell office:value-type="float" office:value="-0.7">
                <text:p>-0.7</text:p>
              </table:table-cell>
              <table:table-cell office:value-type="float" office:value="1389.49549437314">
                <text:p>1389.49549437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0.69772888325">
                <text:p>1930.69772888325</text:p>
              </table:table-cell>
              <table:table-cell office:value-type="float" office:value="-0.529475904547612">
                <text:p>-0.529475904547612</text:p>
              </table:table-cell>
              <table:table-cell office:value-type="float" office:value="4.53051359571052">
                <text:p>4.53051359571052</text:p>
              </table:table-cell>
              <table:table-cell office:value-type="float" office:value="1930.69772888325">
                <text:p>1930.69772888325</text:p>
              </table:table-cell>
              <table:table-cell office:value-type="float" office:value="-0.6">
                <text:p>-0.6</text:p>
              </table:table-cell>
              <table:table-cell office:value-type="float" office:value="1930.69772888325">
                <text:p>1930.697728883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82.69579527973">
                <text:p>2682.69579527973</text:p>
              </table:table-cell>
              <table:table-cell office:value-type="float" office:value="-0.528648096098234">
                <text:p>-0.528648096098234</text:p>
              </table:table-cell>
              <table:table-cell office:value-type="float" office:value="-4.24717514795571">
                <text:p>-4.24717514795571</text:p>
              </table:table-cell>
              <table:table-cell office:value-type="float" office:value="2682.69579527973">
                <text:p>2682.69579527973</text:p>
              </table:table-cell>
              <table:table-cell office:value-type="float" office:value="-0.6">
                <text:p>-0.6</text:p>
              </table:table-cell>
              <table:table-cell office:value-type="float" office:value="2682.69579527973">
                <text:p>2682.69579527973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27.59372031494">
                <text:p>3727.59372031494</text:p>
              </table:table-cell>
              <table:table-cell office:value-type="float" office:value="-0.582653836573752">
                <text:p>-0.582653836573752</text:p>
              </table:table-cell>
              <table:table-cell office:value-type="float" office:value="-13.2719034727842">
                <text:p>-13.2719034727842</text:p>
              </table:table-cell>
              <table:table-cell office:value-type="float" office:value="3727.59372031494">
                <text:p>3727.59372031494</text:p>
              </table:table-cell>
              <table:table-cell office:value-type="float" office:value="-0.7">
                <text:p>-0.7</text:p>
              </table:table-cell>
              <table:table-cell office:value-type="float" office:value="3727.59372031494">
                <text:p>3727.5937203149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79.47467923121">
                <text:p>5179.47467923121</text:p>
              </table:table-cell>
              <table:table-cell office:value-type="float" office:value="-0.71292021399505">
                <text:p>-0.71292021399505</text:p>
              </table:table-cell>
              <table:table-cell office:value-type="float" office:value="-22.9397371361729">
                <text:p>-22.9397371361729</text:p>
              </table:table-cell>
              <table:table-cell office:value-type="float" office:value="5179.47467923121">
                <text:p>5179.47467923121</text:p>
              </table:table-cell>
              <table:table-cell office:value-type="float" office:value="-0.88">
                <text:p>-0.88</text:p>
              </table:table-cell>
              <table:table-cell office:value-type="float" office:value="5179.47467923121">
                <text:p>5179.4746792312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96.85673001152">
                <text:p>7196.85673001152</text:p>
              </table:table-cell>
              <table:table-cell office:value-type="float" office:value="-0.967467020354316">
                <text:p>-0.967467020354316</text:p>
              </table:table-cell>
              <table:table-cell office:value-type="float" office:value="-33.2971122307126">
                <text:p>-33.2971122307126</text:p>
              </table:table-cell>
              <table:table-cell office:value-type="float" office:value="7196.85673001152">
                <text:p>7196.85673001152</text:p>
              </table:table-cell>
              <table:table-cell office:value-type="float" office:value="-1.1">
                <text:p>-1.1</text:p>
              </table:table-cell>
              <table:table-cell office:value-type="float" office:value="7196.85673001152">
                <text:p>7196.8567300115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-1.42666558956884">
                <text:p>-1.42666558956884</text:p>
              </table:table-cell>
              <table:table-cell office:value-type="float" office:value="-43.8930180216676">
                <text:p>-43.8930180216676</text:p>
              </table:table-cell>
              <table:table-cell office:value-type="float" office:value="10000">
                <text:p>10000</text:p>
              </table:table-cell>
              <table:table-cell office:value-type="float" office:value="-1.7">
                <text:p>-1.7</text:p>
              </table:table-cell>
              <table:table-cell office:value-type="float" office:value="10000">
                <text:p>1000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94.9549437314">
                <text:p>13894.9549437314</text:p>
              </table:table-cell>
              <table:table-cell office:value-type="float" office:value="-2.19842948362853">
                <text:p>-2.19842948362853</text:p>
              </table:table-cell>
              <table:table-cell office:value-type="float" office:value="-53.9212328726993">
                <text:p>-53.9212328726993</text:p>
              </table:table-cell>
              <table:table-cell office:value-type="float" office:value="13894.9549437314">
                <text:p>13894.9549437314</text:p>
              </table:table-cell>
              <table:table-cell office:value-type="float" office:value="-2.5">
                <text:p>-2.5</text:p>
              </table:table-cell>
              <table:table-cell office:value-type="float" office:value="13894.9549437314">
                <text:p>13894.954943731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06.9772888325">
                <text:p>19306.9772888325</text:p>
              </table:table-cell>
              <table:table-cell office:value-type="float" office:value="-3.38658166341113">
                <text:p>-3.38658166341113</text:p>
              </table:table-cell>
              <table:table-cell office:value-type="float" office:value="-62.6409530132218">
                <text:p>-62.6409530132218</text:p>
              </table:table-cell>
              <table:table-cell office:value-type="float" office:value="19306.9772888325">
                <text:p>19306.9772888325</text:p>
              </table:table-cell>
              <table:table-cell office:value-type="float" office:value="-3.8">
                <text:p>-3.8</text:p>
              </table:table-cell>
              <table:table-cell office:value-type="float" office:value="19306.9772888325">
                <text:p>19306.977288832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826.9579527973">
                <text:p>26826.9579527973</text:p>
              </table:table-cell>
              <table:table-cell office:value-type="float" office:value="-5.03677296716468">
                <text:p>-5.03677296716468</text:p>
              </table:table-cell>
              <table:table-cell office:value-type="float" office:value="-69.702686616993">
                <text:p>-69.702686616993</text:p>
              </table:table-cell>
              <table:table-cell office:value-type="float" office:value="26826.9579527973">
                <text:p>26826.9579527973</text:p>
              </table:table-cell>
              <table:table-cell office:value-type="float" office:value="-5.62">
                <text:p>-5.62</text:p>
              </table:table-cell>
              <table:table-cell office:value-type="float" office:value="26826.9579527973">
                <text:p>26826.957952797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275.9372031494">
                <text:p>37275.9372031494</text:p>
              </table:table-cell>
              <table:table-cell office:value-type="float" office:value="-7.10604274796764">
                <text:p>-7.10604274796764</text:p>
              </table:table-cell>
              <table:table-cell office:value-type="float" office:value="-75.1446755299506">
                <text:p>-75.1446755299506</text:p>
              </table:table-cell>
              <table:table-cell office:value-type="float" office:value="37275.9372031494">
                <text:p>37275.9372031494</text:p>
              </table:table-cell>
              <table:table-cell office:value-type="float" office:value="-7.76">
                <text:p>-7.76</text:p>
              </table:table-cell>
              <table:table-cell office:value-type="float" office:value="37275.9372031494">
                <text:p>37275.937203149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794.7467923122">
                <text:p>51794.7467923122</text:p>
              </table:table-cell>
              <table:table-cell office:value-type="float" office:value="-9.49102110315229">
                <text:p>-9.49102110315229</text:p>
              </table:table-cell>
              <table:table-cell office:value-type="float" office:value="-79.2118730049217">
                <text:p>-79.2118730049217</text:p>
              </table:table-cell>
              <table:table-cell office:value-type="float" office:value="51794.7467923122">
                <text:p>51794.7467923122</text:p>
              </table:table-cell>
              <table:table-cell office:value-type="float" office:value="-10.1">
                <text:p>-10.1</text:p>
              </table:table-cell>
              <table:table-cell office:value-type="float" office:value="51794.7467923122">
                <text:p>51794.746792312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968.5673001153">
                <text:p>71968.5673001153</text:p>
              </table:table-cell>
              <table:table-cell office:value-type="float" office:value="-12.0818257963488">
                <text:p>-12.0818257963488</text:p>
              </table:table-cell>
              <table:table-cell office:value-type="float" office:value="-82.1988328796511">
                <text:p>-82.1988328796511</text:p>
              </table:table-cell>
              <table:table-cell office:value-type="float" office:value="71968.5673001153">
                <text:p>71968.5673001153</text:p>
              </table:table-cell>
              <table:table-cell office:value-type="float" office:value="-12.7">
                <text:p>-12.7</text:p>
              </table:table-cell>
              <table:table-cell office:value-type="float" office:value="71968.5673001153">
                <text:p>71968.567300115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-14.7943222191948">
                <text:p>-14.7943222191948</text:p>
              </table:table-cell>
              <table:table-cell office:value-type="float" office:value="-84.371587021608">
                <text:p>-84.371587021608</text:p>
              </table:table-cell>
              <table:table-cell office:value-type="float" office:value="100000">
                <text:p>100000</text:p>
              </table:table-cell>
              <table:table-cell office:value-type="float" office:value="-15.4">
                <text:p>-15.4</text:p>
              </table:table-cell>
              <table:table-cell office:value-type="float" office:value="100000">
                <text:p>10000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949.549437314">
                <text:p>138949.549437314</text:p>
              </table:table-cell>
              <table:table-cell office:value-type="float" office:value="-17.574608943348">
                <text:p>-17.574608943348</text:p>
              </table:table-cell>
              <table:table-cell office:value-type="float" office:value="-85.944045978263">
                <text:p>-85.944045978263</text:p>
              </table:table-cell>
              <table:table-cell office:value-type="float" office:value="138949.549437314">
                <text:p>138949.549437314</text:p>
              </table:table-cell>
              <table:table-cell office:value-type="float" office:value="-18.2">
                <text:p>-18.2</text:p>
              </table:table-cell>
              <table:table-cell office:value-type="float" office:value="138949.549437314">
                <text:p>138949.54943731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69.772888325">
                <text:p>193069.772888325</text:p>
              </table:table-cell>
              <table:table-cell office:value-type="float" office:value="-20.3914034049834">
                <text:p>-20.3914034049834</text:p>
              </table:table-cell>
              <table:table-cell office:value-type="float" office:value="-87.0790177025105">
                <text:p>-87.0790177025105</text:p>
              </table:table-cell>
              <table:table-cell office:value-type="float" office:value="193069.772888325">
                <text:p>193069.772888325</text:p>
              </table:table-cell>
              <table:table-cell office:value-type="float" office:value="-20.9">
                <text:p>-20.9</text:p>
              </table:table-cell>
              <table:table-cell office:value-type="float" office:value="193069.772888325">
                <text:p>193069.77288832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269.579527973">
                <text:p>268269.579527973</text:p>
              </table:table-cell>
              <table:table-cell office:value-type="float" office:value="-23.2274996753016">
                <text:p>-23.2274996753016</text:p>
              </table:table-cell>
              <table:table-cell office:value-type="float" office:value="-87.8970750048986">
                <text:p>-87.8970750048986</text:p>
              </table:table-cell>
              <table:table-cell office:value-type="float" office:value="268269.579527973">
                <text:p>268269.579527973</text:p>
              </table:table-cell>
              <table:table-cell office:value-type="float" office:value="-23.7">
                <text:p>-23.7</text:p>
              </table:table-cell>
              <table:table-cell office:value-type="float" office:value="268269.579527973">
                <text:p>268269.57952797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2759.372031494">
                <text:p>372759.372031494</text:p>
              </table:table-cell>
              <table:table-cell office:value-type="float" office:value="-26.0737012942623">
                <text:p>-26.0737012942623</text:p>
              </table:table-cell>
              <table:table-cell office:value-type="float" office:value="-88.4862804234679">
                <text:p>-88.4862804234679</text:p>
              </table:table-cell>
              <table:table-cell office:value-type="float" office:value="372759.372031494">
                <text:p>372759.372031494</text:p>
              </table:table-cell>
              <table:table-cell office:value-type="float" office:value="-26.6">
                <text:p>-26.6</text:p>
              </table:table-cell>
              <table:table-cell office:value-type="float" office:value="372759.372031494">
                <text:p>372759.37203149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7947.467923122">
                <text:p>517947.467923122</text:p>
              </table:table-cell>
              <table:table-cell office:value-type="float" office:value="-28.9251663146227">
                <text:p>-28.9251663146227</text:p>
              </table:table-cell>
              <table:table-cell office:value-type="float" office:value="-88.9104952994528">
                <text:p>-88.9104952994528</text:p>
              </table:table-cell>
              <table:table-cell office:value-type="float" office:value="517947.467923122">
                <text:p>517947.467923122</text:p>
              </table:table-cell>
              <table:table-cell office:value-type="float" office:value="-29.65">
                <text:p>-29.65</text:p>
              </table:table-cell>
              <table:table-cell office:value-type="float" office:value="517947.467923122">
                <text:p>517947.4679231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9685.673001153">
                <text:p>719685.673001153</text:p>
              </table:table-cell>
              <table:table-cell office:value-type="float" office:value="-31.7793654310564">
                <text:p>-31.7793654310564</text:p>
              </table:table-cell>
              <table:table-cell office:value-type="float" office:value="-89.2158608922701">
                <text:p>-89.2158608922701</text:p>
              </table:table-cell>
              <table:table-cell office:value-type="float" office:value="719685.673001153">
                <text:p>719685.673001153</text:p>
              </table:table-cell>
              <table:table-cell office:value-type="float" office:value="-31">
                <text:p>-31</text:p>
              </table:table-cell>
              <table:table-cell office:value-type="float" office:value="719685.673001153">
                <text:p>719685.67300115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">
                <text:p>1000000</text:p>
              </table:table-cell>
              <table:table-cell office:value-type="float" office:value="-34.6349828007124">
                <text:p>-34.6349828007124</text:p>
              </table:table-cell>
              <table:table-cell office:value-type="float" office:value="-89.4356520830457">
                <text:p>-89.4356520830457</text:p>
              </table:table-cell>
              <table:table-cell office:value-type="float" office:value="1000000">
                <text:p>1000000</text:p>
              </table:table-cell>
              <table:table-cell office:value-type="float" office:value="-34.6">
                <text:p>-34.6</text:p>
              </table:table-cell>
              <table:table-cell office:value-type="float" office:value="1000000">
                <text:p>1000000</text:p>
              </table:table-cell>
              <table:table-cell office:value-type="float" office:value="-86">
                <text:p>-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